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0472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409in"/>
    </style:style>
    <style:style style:name="co32" style:family="table-column">
      <style:table-column-properties fo:break-before="auto" style:column-width="2.1654in"/>
    </style:style>
    <style:style style:name="co33" style:family="table-column">
      <style:table-column-properties fo:break-before="auto" style:column-width="1.8736in"/>
    </style:style>
    <style:style style:name="co34" style:family="table-column">
      <style:table-column-properties fo:break-before="auto" style:column-width="0.7909in"/>
    </style:style>
    <style:style style:name="co35" style:family="table-column">
      <style:table-column-properties fo:break-before="auto" style:column-width="0.8909in"/>
    </style:style>
    <style:style style:name="co36" style:family="table-column">
      <style:table-column-properties fo:break-before="auto" style:column-width="2.6736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3.0055in" fo:break-before="auto" style:use-optimal-row-height="tru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2.8398in" fo:break-before="auto" style:use-optimal-row-height="true"/>
    </style:style>
    <style:style style:name="ro16" style:family="table-row">
      <style:table-row-properties style:row-height="0.8492in" fo:break-before="auto" style:use-optimal-row-height="true"/>
    </style:style>
    <style:style style:name="ro17" style:family="table-row">
      <style:table-row-properties style:row-height="1.8445in" fo:break-before="auto" style:use-optimal-row-height="true"/>
    </style:style>
    <style:style style:name="ro18" style:family="table-row">
      <style:table-row-properties style:row-height="1.3472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5.8252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2" style:family="table-row">
      <style:table-row-properties style:row-height="1.6783in" fo:break-before="auto" style:use-optimal-row-height="true"/>
    </style:style>
    <style:style style:name="ro23" style:family="table-row">
      <style:table-row-properties style:row-height="0.5181in" fo:break-before="auto" style:use-optimal-row-height="true"/>
    </style:style>
    <style:style style:name="ro24" style:family="table-row">
      <style:table-row-properties style:row-height="2.1764in" fo:break-before="auto" style:use-optimal-row-height="true"/>
    </style:style>
    <style:style style:name="ro25" style:family="table-row">
      <style:table-row-properties style:row-height="1.1811in" fo:break-before="auto" style:use-optimal-row-height="true"/>
    </style:style>
    <style:style style:name="ro26" style:family="table-row">
      <style:table-row-properties style:row-height="2.0102in" fo:break-before="auto" style:use-optimal-row-height="true"/>
    </style:style>
    <style:style style:name="ro27" style:family="table-row">
      <style:table-row-properties style:row-height="1.5134in" fo:break-before="auto" style:use-optimal-row-height="true"/>
    </style:style>
    <style:style style:name="ro28" style:family="table-row">
      <style:table-row-properties style:row-height="0.2484in" fo:break-before="auto" style:use-optimal-row-height="false"/>
    </style:style>
    <style:style style:name="ro29" style:family="table-row">
      <style:table-row-properties style:row-height="0.4972in" fo:break-before="auto" style:use-optimal-row-height="fals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8" style:family="table-cell" style:parent-style-name="Default">
      <style:table-cell-properties fo:wrap-option="wrap"/>
      <style:text-properties style:font-name="Arial"/>
    </style:style>
    <style:style style:name="ce59" style:family="table-cell" style:parent-style-name="Default">
      <style:table-cell-properties fo:background-color="transparent" fo:wrap-option="wrap"/>
      <style:text-properties style:font-name="Arial"/>
    </style:style>
    <style:style style:name="ce60" style:family="table-cell" style:parent-style-name="Default">
      <style:table-cell-properties fo:background-color="transparent" fo:wrap-option="wrap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ext-properties fo:font-size="9pt"/>
    </style:style>
    <style:style style:name="ce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ext-properties style:font-name="Arial" fo:font-size="10pt"/>
    </style:style>
    <style:style style:name="ce95" style:family="table-cell" style:parent-style-name="Default">
      <style:table-cell-properties style:vertical-align="top"/>
      <style:text-properties style:font-name="Arial" fo:font-size="10pt"/>
    </style:style>
    <style:style style:name="ce9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ext-properties style:font-name="Arial" fo:font-size="9pt"/>
    </style:style>
    <style:style style:name="ce10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3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6" style:family="table-cell" style:parent-style-name="Default">
      <style:text-properties fo:color="#ff0000" fo:font-size="9pt"/>
    </style:style>
    <style:style style:name="ce157" style:family="table-cell" style:parent-style-name="Default">
      <style:text-properties style:use-window-font-color="true" fo:font-size="9pt"/>
    </style:style>
    <style:style style:name="ce158" style:family="table-cell" style:parent-style-name="Default">
      <style:table-cell-properties fo:border="0.0008in solid #000000"/>
      <style:text-properties style:use-window-font-color="true" fo:font-size="9pt"/>
    </style:style>
    <style:style style:name="ce159" style:family="table-cell" style:parent-style-name="Default">
      <style:table-cell-properties fo:border="0.0008in solid #000000"/>
      <style:text-properties fo:font-size="9pt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/>
      <style:text-properties fo:color="#ff0000" fo:font-size="9pt"/>
    </style:style>
    <style:style style:name="ce168" style:family="table-cell" style:parent-style-name="Default">
      <style:table-cell-properties style:vertical-align="top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000080"/>
      <style:text-properties fo:color="#ffffff" fo:font-size="12pt" fo:font-weight="bold"/>
    </style:style>
    <style:style style:name="ce1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ackground-color="transparent"/>
    </style:style>
    <style:style style:name="ce198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" fo:language="en" fo:country="US" style:font-name-asian="Tahoma1" style:font-name-complex="Tahoma2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9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29]" office:value-type="float" office:value="24">
            <text:p>24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 table:number-columns-repeated="2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11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4" office:value-type="string" table:number-columns-spanned="1" table:number-rows-spanned="2">
            <text:p>BugID</text:p>
          </table:table-cell>
          <table:table-cell table:style-name="ce54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4" office:value-type="string">
            <text:p>Priority</text:p>
          </table:covered-table-cell>
          <table:covered-table-cell table:style-name="ce54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3"/>
          <table:covered-table-cell table:style-name="ce53"/>
          <table:covered-table-cell table:style-name="ce53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55" office:value-type="string">
            <text:p>ECM-4483</text:p>
          </table:table-cell>
          <table:table-cell table:style-name="ce55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4"/>
          <table:covered-table-cell table:style-name="ce54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CCP-311</text:p>
          </table:table-cell>
          <table:table-cell table:style-name="ce50" office:value-type="string">
            <text:p>Search by name using simple search in Site Explorer</text:p>
          </table:table-cell>
          <table:table-cell table:style-name="ce55" office:value-type="string">
            <text:p>ECM-5331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11</text:p>
          </table:table-cell>
          <table:table-cell table:style-name="ce50" office:value-type="string">
            <text:p>Search by content using simple search in Site Explorer</text:p>
          </table:table-cell>
          <table:table-cell table:style-name="ce55" office:value-type="string">
            <text:p>ECM-5331 </text:p>
          </table:table-cell>
          <table:table-cell table:style-name="ce55" office:value-type="string">
            <text:p>High </text:p>
          </table:table-cell>
          <table:table-cell table:number-columns-repeated="2"/>
          <table:table-cell table:style-name="ce58" table:number-columns-repeated="250"/>
          <table:table-cell table:style-name="ce53" table:number-columns-repeated="768"/>
        </table:table-row>
        <table:table-row table:style-name="ro1">
          <table:table-cell table:style-name="ce48" office:value-type="string">
            <text:p>CCP-390</text:p>
          </table:table-cell>
          <table:table-cell table:style-name="ce50" office:value-type="string">
            <text:p>Broken style with a popup message &amp; WYSIWYG Field </text:p>
          </table:table-cell>
          <table:table-cell table:style-name="ce55" office:value-type="string">
            <text:p>ECM-5446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31</text:p>
          </table:table-cell>
          <table:table-cell table:style-name="ce50" office:value-type="string">
            <text:p>Check deleting taxonomy tree from Site Explorer</text:p>
          </table:table-cell>
          <table:table-cell table:style-name="ce55" office:value-type="string">
            <text:p>ECM-5409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70</text:p>
          </table:table-cell>
          <table:table-cell table:style-name="ce50" office:value-type="string">
            <text:p>Impossible to select a exo:image node path for a nodetype in its dialog template </text:p>
          </table:table-cell>
          <table:table-cell table:style-name="ce55" office:value-type="string">
            <text:p>ECM-5185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93</text:p>
          </table:table-cell>
          <table:table-cell table:style-name="ce50" office:value-type="string">
            <text:p>Check if The day of the month in the calendar pop-up is translated to French</text:p>
          </table:table-cell>
          <table:table-cell table:style-name="ce56" office:value-type="string">
            <text:p>ECM-5382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56" office:value-type="string">
            <text:p>WF-85</text:p>
          </table:table-cell>
          <table:table-cell table:style-name="ce57" office:value-type="string">
            <text:p>High </text:p>
          </table:table-cell>
          <table:table-cell table:number-columns-repeated="2"/>
          <table:table-cell table:style-name="ce58" table:number-columns-repeated="250"/>
          <table:table-cell table:style-name="ce53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8"/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48" office:value-type="string">
            <text:p>CCP-401</text:p>
          </table:table-cell>
          <table:table-cell table:style-name="ce49" office:value-type="string">
            <text:p>Check double click on node in IE7</text:p>
          </table:table-cell>
          <table:table-cell table:style-name="ce51" office:value-type="string">
            <text:p>ECM-5450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ECM-5457</text:p>
          </table:table-cell>
          <table:table-cell table:style-name="ce51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58" office:value-type="string">
            <text:p>Low 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ECM-4238</text:p>
          </table:table-cell>
          <table:table-cell table:style-name="ce49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ECM-5461</text:p>
          </table:table-cell>
          <table:table-cell table:style-name="ce51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49" office:value-type="string">
            <text:p>WF-89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WF-89</text:p>
          </table:table-cell>
          <table:table-cell table:style-name="ce58" office:value-type="string">
            <text:p>Low 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51" office:value-type="string">
            <text:p>ECM-547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49" office:value-type="string">
            <text:p>ECM-5209</text:p>
          </table:table-cell>
          <table:table-cell table:style-name="ce51" office:value-type="string">
            <text:p>Check showing vote &amp; comment for Free layout web content</text:p>
          </table:table-cell>
          <table:table-cell table:style-name="ce49" office:value-type="string">
            <text:p>ECM-520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49"/>
          <table:covered-table-cell table:style-name="ce58"/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50" office:value-type="string">
            <text:p>CCP-342</text:p>
          </table:table-cell>
          <table:table-cell table:style-name="ce50" office:value-type="string">
            <text:p>Check the name of document author</text:p>
          </table:table-cell>
          <table:table-cell table:style-name="ce50" office:value-type="string">
            <text:p>ECM-5440</text:p>
          </table:table-cell>
          <table:table-cell table:style-name="ce59" office:value-type="string">
            <text:p>Low 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2">
          <table:table-cell table:style-name="ce27" office:value-type="string">
            <text:p>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ECM-549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08</text:p>
          </table:table-cell>
          <table:table-cell table:style-name="ce49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08</text:p>
          </table:table-cell>
          <table:table-cell table:style-name="ce49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32</text:p>
          </table:table-cell>
          <table:table-cell table:style-name="ce49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21</text:p>
          </table:table-cell>
          <table:table-cell table:style-name="ce49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53</text:p>
          </table:table-cell>
          <table:table-cell table:style-name="ce49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51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46</text:p>
          </table:table-cell>
          <table:table-cell table:style-name="ce49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46</text:p>
          </table:table-cell>
          <table:table-cell table:style-name="ce49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" table:number-rows-repeated="10">
          <table:table-cell table:style-name="ce51" table:number-columns-repeated="3"/>
          <table:table-cell table:style-name="ce58" table:number-columns-repeated="253"/>
          <table:table-cell table:style-name="ce53" table:number-columns-repeated="768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table:table-column table:style-name="co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48" table:default-cell-style-name="Default"/>
        <table:table-row table:style-name="ro13">
          <table:table-cell/>
          <table:table-cell table:style-name="ce65" office:value-type="string">
            <text:p>TEST CASES</text:p>
          </table:table-cell>
          <table:table-cell table:style-name="ce69"/>
          <table:table-cell table:style-name="ce75" table:number-columns-repeated="2"/>
          <table:table-cell/>
          <table:table-cell table:style-name="ce75" table:number-columns-repeated="2"/>
          <table:table-cell table:style-name="ce83"/>
          <table:table-cell table:style-name="ce86"/>
          <table:table-cell/>
          <table:table-cell table:style-name="ce87" office:value-type="string">
            <text:p>Passed</text:p>
          </table:table-cell>
          <table:table-cell table:style-name="ce87" table:formula="of:=COUNTIF([.L$7:.L$988];[.$L1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2"/>
        </table:table-row>
        <table:table-row table:style-name="ro13">
          <table:table-cell/>
          <table:table-cell table:style-name="ce66"/>
          <table:table-cell table:style-name="ce70"/>
          <table:table-cell table:style-name="ce75" table:number-columns-repeated="2"/>
          <table:table-cell/>
          <table:table-cell table:style-name="ce75" table:number-columns-repeated="2"/>
          <table:table-cell table:style-name="ce83"/>
          <table:table-cell table:number-columns-repeated="2"/>
          <table:table-cell table:style-name="ce87" office:value-type="string">
            <text:p>Failed</text:p>
          </table:table-cell>
          <table:table-cell table:style-name="ce87" table:formula="of:=COUNTIF([.L$7:.L$988];[.$L2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2"/>
        </table:table-row>
        <table:table-row table:style-name="ro14">
          <table:table-cell/>
          <table:table-cell table:style-name="ce67" office:value-type="string">
            <text:p>Function List:</text:p>
          </table:table-cell>
          <table:table-cell table:style-name="ce71" office:value-type="string" table:number-columns-spanned="3" table:number-rows-spanned="1">
            <text:p>Bugs on DMS 2.5.x for regression test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4"/>
          <table:table-cell table:number-columns-repeated="2"/>
          <table:table-cell table:style-name="ce87" office:value-type="string">
            <text:p>Blocked</text:p>
          </table:table-cell>
          <table:table-cell table:style-name="ce87" table:formula="of:=COUNTIF([.L$7:.L$988];[.$L3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2"/>
        </table:table-row>
        <table:table-row table:style-name="ro7">
          <table:table-cell/>
          <table:table-cell table:style-name="ce67" office:value-type="string">
            <text:p>Total Main Cases:</text:p>
          </table:table-cell>
          <table:table-cell table:style-name="ce72" table:formula="of:=MAX([.A7:.A971])" office:value-type="float" office:value="1" table:number-columns-spanned="3" table:number-rows-spanned="1">
            <text:p>1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4"/>
          <table:table-cell table:number-columns-repeated="2"/>
          <table:table-cell table:style-name="ce88" office:value-type="string">
            <text:p>Untested</text:p>
          </table:table-cell>
          <table:table-cell table:style-name="ce87" table:formula="of:=COUNTIF([.L$7:.L$988];[.$L4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2"/>
        </table:table-row>
        <table:table-row table:style-name="ro13">
          <table:table-cell/>
          <table:table-cell table:style-name="ce68"/>
          <table:table-cell table:style-name="ce73"/>
          <table:table-cell table:style-name="ce77" table:number-columns-repeated="5"/>
          <table:table-cell table:style-name="ce85"/>
          <table:table-cell table:number-columns-repeated="2"/>
          <table:table-cell office:value-type="string">
            <text:p>N/A</text:p>
          </table:table-cell>
          <table:table-cell table:style-name="ce87" table:formula="of:=COUNTIF([.L$7:.L$988];[.$L5])" office:value-type="float" office:value="0">
            <text:p>0</text:p>
          </table:table-cell>
          <table:table-cell table:style-name="ce87" table:number-columns-repeated="2"/>
          <table:table-cell table:style-name="ce73" table:number-columns-repeated="219"/>
          <table:table-cell table:number-columns-repeated="22"/>
        </table:table-row>
        <table:table-row table:style-name="ro7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90" table:number-columns-repeated="7"/>
          <table:table-cell table:style-name="ce92" table:number-columns-repeated="211"/>
          <table:table-cell table:style-name="ce85" table:number-columns-repeated="4"/>
          <table:table-cell table:style-name="ce93" table:number-columns-repeated="21"/>
          <table:table-cell/>
        </table:table-row>
        <table:table-row table:style-name="ro15">
          <table:table-cell table:style-name="ce62" office:value-type="float" office:value="1">
            <text:p>001</text:p>
          </table:table-cell>
          <table:table-cell table:style-name="ce27" office:value-type="string">
            <text:p>CCP-113</text:p>
          </table:table-cell>
          <table:table-cell table:style-name="ce74" office:value-type="float" office:value="1">
            <text:p>001</text:p>
          </table:table-cell>
          <table:table-cell table:style-name="ce78" table:formula="of:=CONCATENATE(&quot;DMS&quot;;&quot;/&quot;;[.B7])" office:value-type="string" office:string-value="DMS/CCP-113">
            <text:p>DMS/CCP-113</text:p>
          </table:table-cell>
          <table:table-cell table:style-name="ce79" office:value-type="string">
            <text:p>Problem with the import of the version history for a node type nt: file</text:p>
          </table:table-cell>
          <table:table-cell table:style-name="ce64" office:value-type="string">
            <text:p>Step 1: Add Admin view </text:p>
          </table:table-cell>
          <table:table-cell table:style-name="ce64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82" office:value-type="string">
            <text:p>Edit drive successfully</text:p>
          </table:table-cell>
          <table:table-cell table:style-name="ce64" office:value-type="string">
            <text:p>High</text:p>
          </table:table-cell>
          <table:table-cell table:style-name="ce82" office:value-type="string">
            <text:p>ECM-4483</text:p>
          </table:table-cell>
          <table:table-cell table:style-name="ce64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89"/>
          <table:table-cell table:style-name="ce91" table:number-columns-repeated="235"/>
          <table:table-cell table:style-name="ce94" table:number-columns-repeated="9"/>
        </table:table-row>
        <table:table-row table:style-name="ro16">
          <table:table-cell table:style-name="ce62"/>
          <table:table-cell table:style-name="ce27" office:value-type="string">
            <text:p>CCP-113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DMS&quot;;&quot;/&quot;;[.B8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64" office:value-type="string">
            <text:p>Step 2: Create nt:file</text:p>
          </table:table-cell>
          <table:table-cell table:style-name="ce64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82" office:value-type="string">
            <text:p>File is created</text:p>
          </table:table-cell>
          <table:table-cell table:style-name="ce64" office:value-type="string">
            <text:p>High</text:p>
          </table:table-cell>
          <table:table-cell table:style-name="ce82" office:value-type="string">
            <text:p>ECM-4483</text:p>
          </table:table-cell>
          <table:table-cell table:style-name="ce64"/>
          <table:table-cell table:style-name="ce89"/>
          <table:table-cell table:style-name="ce91" table:number-columns-repeated="235"/>
          <table:table-cell table:style-name="ce94" table:number-columns-repeated="9"/>
        </table:table-row>
        <table:table-row table:style-name="ro17">
          <table:table-cell table:style-name="ce63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113</text:p>
          </table:table-cell>
          <table:table-cell table:style-name="ce74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DMS&quot;;&quot;/&quot;;[.B9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64" office:value-type="string">
            <text:p>Step 3: Add version for added document</text:p>
          </table:table-cell>
          <table:table-cell table:style-name="ce64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64" office:value-type="string">
            <text:p>There's Version 1 as based version</text:p>
          </table:table-cell>
          <table:table-cell table:style-name="ce64" office:value-type="string">
            <text:p>High</text:p>
          </table:table-cell>
          <table:table-cell table:style-name="ce82" office:value-type="string">
            <text:p>ECM-4483</text:p>
          </table:table-cell>
          <table:table-cell/>
          <table:table-cell table:style-name="ce89"/>
          <table:table-cell table:number-columns-repeated="244"/>
        </table:table-row>
        <table:table-row table:style-name="ro18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113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DMS&quot;;&quot;/&quot;;[.B10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64" office:value-type="string">
            <text:p>Step 4: Export node</text:p>
          </table:table-cell>
          <table:table-cell table:style-name="ce64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64" office:value-type="string">
            <text:p>Export action is done, 2 files are exported</text:p>
          </table:table-cell>
          <table:table-cell table:style-name="ce64" office:value-type="string">
            <text:p>High</text:p>
          </table:table-cell>
          <table:table-cell table:style-name="ce82" office:value-type="string">
            <text:p>ECM-4483</text:p>
          </table:table-cell>
          <table:table-cell/>
          <table:table-cell table:style-name="ce89"/>
          <table:table-cell table:number-columns-repeated="244"/>
        </table:table-row>
        <table:table-row table:style-name="ro19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CCP-113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DMS&quot;;&quot;/&quot;;[.B11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64" office:value-type="string">
            <text:p>Step 5: Delete node</text:p>
          </table:table-cell>
          <table:table-cell table:style-name="ce64" office:value-type="string">
            <text:p>Delete added nt:File</text:p>
          </table:table-cell>
          <table:table-cell table:style-name="ce64" office:value-type="string">
            <text:p>Node is deleted</text:p>
          </table:table-cell>
          <table:table-cell table:style-name="ce64" office:value-type="string">
            <text:p>High</text:p>
          </table:table-cell>
          <table:table-cell table:style-name="ce82" office:value-type="string">
            <text:p>ECM-4483</text:p>
          </table:table-cell>
          <table:table-cell/>
          <table:table-cell table:style-name="ce89"/>
          <table:table-cell table:number-columns-repeated="244"/>
        </table:table-row>
        <table:table-row table:style-name="ro18">
          <table:table-cell table:style-name="ce6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CCP-113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DMS&quot;;&quot;/&quot;;[.B12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64" office:value-type="string">
            <text:p>Step 6: Import node</text:p>
          </table:table-cell>
          <table:table-cell table:style-name="ce64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64" office:value-type="string">
            <text:p>Import node successfully with its version</text:p>
          </table:table-cell>
          <table:table-cell table:style-name="ce64" office:value-type="string">
            <text:p>High</text:p>
          </table:table-cell>
          <table:table-cell table:style-name="ce82" office:value-type="string">
            <text:p>ECM-4483</text:p>
          </table:table-cell>
          <table:table-cell/>
          <table:table-cell table:style-name="ce89"/>
          <table:table-cell table:number-columns-repeated="244"/>
        </table:table-row>
        <table:table-row table:style-name="ro1" table:number-rows-repeated="18">
          <table:table-cell table:style-name="ce64" table:number-columns-repeated="9"/>
          <table:table-cell table:style-name="ce82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64"/>
          <table:table-cell table:style-name="ce82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64"/>
          <table:table-cell table:number-columns-repeated="24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number-columns-repeated="245" table:default-cell-style-name="Default"/>
        <table:table-column table:style-name="co8" table:number-columns-repeated="768" table:default-cell-style-name="Default"/>
        <table:table-row table:style-name="ro13">
          <table:table-cell/>
          <table:table-cell table:style-name="ce65" office:value-type="string">
            <text:p>TEST CASES</text:p>
          </table:table-cell>
          <table:table-cell table:style-name="ce69"/>
          <table:table-cell table:style-name="ce75" table:number-columns-repeated="2"/>
          <table:table-cell/>
          <table:table-cell table:style-name="ce75" table:number-columns-repeated="2"/>
          <table:table-cell table:style-name="ce83"/>
          <table:table-cell table:style-name="ce86"/>
          <table:table-cell/>
          <table:table-cell table:style-name="ce87" office:value-type="string">
            <text:p>Passed</text:p>
          </table:table-cell>
          <table:table-cell table:style-name="ce87" table:formula="of:=COUNTIF([.L$7:.L$878];[.$L1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790"/>
        </table:table-row>
        <table:table-row table:style-name="ro13">
          <table:table-cell/>
          <table:table-cell table:style-name="ce66"/>
          <table:table-cell table:style-name="ce70"/>
          <table:table-cell table:style-name="ce75" table:number-columns-repeated="2"/>
          <table:table-cell/>
          <table:table-cell table:style-name="ce75" table:number-columns-repeated="2"/>
          <table:table-cell table:style-name="ce83"/>
          <table:table-cell table:number-columns-repeated="2"/>
          <table:table-cell table:style-name="ce87" office:value-type="string">
            <text:p>Failed</text:p>
          </table:table-cell>
          <table:table-cell table:style-name="ce87" table:formula="of:=COUNTIF([.L$7:.L$878];[.$L2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790"/>
        </table:table-row>
        <table:table-row table:style-name="ro14">
          <table:table-cell/>
          <table:table-cell table:style-name="ce67" office:value-type="string">
            <text:p>Function List:</text:p>
          </table:table-cell>
          <table:table-cell table:style-name="ce71" office:value-type="string" table:number-columns-spanned="3" table:number-rows-spanned="1">
            <text:p>Bugs on DMS 2.5.x for regression test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4"/>
          <table:table-cell table:number-columns-repeated="2"/>
          <table:table-cell table:style-name="ce87" office:value-type="string">
            <text:p>Blocked</text:p>
          </table:table-cell>
          <table:table-cell table:style-name="ce87" table:formula="of:=COUNTIF([.L$7:.L$878];[.$L3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790"/>
        </table:table-row>
        <table:table-row table:style-name="ro13">
          <table:table-cell/>
          <table:table-cell table:style-name="ce67" office:value-type="string">
            <text:p>Total Main Cases:</text:p>
          </table:table-cell>
          <table:table-cell table:style-name="ce72" table:formula="of:=MAX([.A7:.A861])" office:value-type="float" office:value="5" table:number-columns-spanned="3" table:number-rows-spanned="1">
            <text:p>5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4"/>
          <table:table-cell table:number-columns-repeated="2"/>
          <table:table-cell table:style-name="ce88" office:value-type="string">
            <text:p>Untested</text:p>
          </table:table-cell>
          <table:table-cell table:style-name="ce87" table:formula="of:=COUNTIF([.L$7:.L$878];[.$L4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790"/>
        </table:table-row>
        <table:table-row table:style-name="ro13">
          <table:table-cell/>
          <table:table-cell table:style-name="ce68"/>
          <table:table-cell table:style-name="ce73"/>
          <table:table-cell table:style-name="ce77" table:number-columns-repeated="5"/>
          <table:table-cell table:style-name="ce85"/>
          <table:table-cell table:number-columns-repeated="2"/>
          <table:table-cell office:value-type="string">
            <text:p>N/A</text:p>
          </table:table-cell>
          <table:table-cell table:style-name="ce87" table:formula="of:=COUNTIF([.L$7:.L$878];[.$L5])" office:value-type="float" office:value="0">
            <text:p>0</text:p>
          </table:table-cell>
          <table:table-cell table:style-name="ce87" table:number-columns-repeated="2"/>
          <table:table-cell table:style-name="ce73" table:number-columns-repeated="219"/>
          <table:table-cell table:number-columns-repeated="790"/>
        </table:table-row>
        <table:table-row table:style-name="ro1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90" table:number-columns-repeated="7"/>
          <table:table-cell table:style-name="ce92" table:number-columns-repeated="211"/>
          <table:table-cell table:style-name="ce85" table:number-columns-repeated="4"/>
          <table:table-cell table:style-name="ce93" table:number-columns-repeated="21"/>
          <table:table-cell table:number-columns-repeated="769"/>
        </table:table-row>
        <table:table-row table:style-name="ro19">
          <table:table-cell table:style-name="ce63" office:value-type="float" office:value="1">
            <text:p>001</text:p>
          </table:table-cell>
          <table:table-cell table:style-name="ce27" office:value-type="string">
            <text:p>CCP-311</text:p>
          </table:table-cell>
          <table:table-cell table:style-name="ce74" office:value-type="float" office:value="1">
            <text:p>001</text:p>
          </table:table-cell>
          <table:table-cell table:style-name="ce78" table:formula="of:=CONCATENATE(&quot;DMS&quot;;&quot;/&quot;;[.B7])" office:value-type="string" office:string-value="DMS/CCP-311">
            <text:p>DMS/CCP-311</text:p>
          </table:table-cell>
          <table:table-cell table:style-name="ce79" office:value-type="string">
            <text:p>Search by name using simple search in Site Explorer</text:p>
          </table:table-cell>
          <table:table-cell table:style-name="ce64" office:value-type="string">
            <text:p>Step 1: Create document to search</text:p>
          </table:table-cell>
          <table:table-cell table:style-name="ce64" office:value-type="string">
            <text:p>- Go to Site Explorer</text:p>
            <text:p>- Choose a drive and Create New Document.</text:p>
          </table:table-cell>
          <table:table-cell table:style-name="ce64" office:value-type="string">
            <text:p>New document is created successfully</text:p>
          </table:table-cell>
          <table:table-cell table:style-name="ce82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163" office:value-type="string">
            <text:p>Currently return no search result when search by name using simple search</text:p>
          </table:table-cell>
          <table:table-cell table:style-name="ce89"/>
          <table:table-cell table:style-name="ce91" table:number-columns-repeated="235"/>
          <table:table-cell table:style-name="ce94" table:number-columns-repeated="9"/>
          <table:table-cell table:number-columns-repeated="768"/>
        </table:table-row>
        <table:table-row table:style-name="ro16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31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table:formula="of:=CONCATENATE(&quot;DMS&quot;;&quot;/&quot;;[.B8])" office:value-type="string" office:string-value="DMS/CCP-311">
            <text:p>DMS/CCP-311</text:p>
          </table:table-cell>
          <table:table-cell table:style-name="ce64" office:value-type="string">
            <text:p>Search by name using simple search in Site Explorer</text:p>
          </table:table-cell>
          <table:table-cell table:style-name="ce64" office:value-type="string">
            <text:p>Step 2: Do searching</text:p>
          </table:table-cell>
          <table:table-cell table:style-name="ce133" office:value-type="string">
            <text:p>- In the Address bar research field, put the name of newly added document.</text:p>
            <text:p>- Click Search icon</text:p>
          </table:table-cell>
          <table:table-cell table:style-name="ce64" office:value-type="string">
            <text:p>Return new added document in the search result list</text:p>
          </table:table-cell>
          <table:table-cell table:style-name="ce82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163"/>
          <table:table-cell table:style-name="ce89"/>
          <table:table-cell table:style-name="ce91" table:number-columns-repeated="235"/>
          <table:table-cell table:style-name="ce94" table:number-columns-repeated="9"/>
          <table:table-cell table:number-columns-repeated="768"/>
        </table:table-row>
        <table:table-row table:style-name="ro19">
          <table:table-cell table:style-name="ce6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CCP-31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78" table:formula="of:=CONCATENATE(&quot;DMS&quot;;&quot;/&quot;;[.B9])" office:value-type="string" office:string-value="DMS/CCP-311">
            <text:p>DMS/CCP-311</text:p>
          </table:table-cell>
          <table:table-cell table:style-name="ce79" office:value-type="string">
            <text:p>Search by content using simple search in Site Explorer</text:p>
          </table:table-cell>
          <table:table-cell table:style-name="ce64" office:value-type="string">
            <text:p>Step 1: Create document to search</text:p>
          </table:table-cell>
          <table:table-cell table:style-name="ce64" office:value-type="string">
            <text:p>- Go to Site Explorer</text:p>
            <text:p>- Choose a drive and Create New Document.</text:p>
          </table:table-cell>
          <table:table-cell table:style-name="ce64" office:value-type="string">
            <text:p>New document is created successfully</text:p>
          </table:table-cell>
          <table:table-cell table:style-name="ce82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163" office:value-type="string">
            <text:p>Currently return no search result when search by content using simple search</text:p>
          </table:table-cell>
          <table:table-cell table:style-name="ce89"/>
          <table:table-cell table:style-name="ce91" table:number-columns-repeated="235"/>
          <table:table-cell table:style-name="ce94" table:number-columns-repeated="9"/>
          <table:table-cell table:number-columns-repeated="768"/>
        </table:table-row>
        <table:table-row table:style-name="ro16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31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table:formula="of:=CONCATENATE(&quot;DMS&quot;;&quot;/&quot;;[.B10])" office:value-type="string" office:string-value="DMS/CCP-311">
            <text:p>DMS/CCP-311</text:p>
          </table:table-cell>
          <table:table-cell table:style-name="ce64" office:value-type="string">
            <text:p>Search by content using simple search in Site Explorer</text:p>
          </table:table-cell>
          <table:table-cell table:style-name="ce64" office:value-type="string">
            <text:p>Step 2: Do searching</text:p>
          </table:table-cell>
          <table:table-cell table:style-name="ce133" office:value-type="string">
            <text:p>- In the Address bar research field, put the text in content of newly added document.</text:p>
            <text:p>- Click Search icon</text:p>
          </table:table-cell>
          <table:table-cell table:style-name="ce64" office:value-type="string">
            <text:p>Return new added document in the search result list</text:p>
          </table:table-cell>
          <table:table-cell table:style-name="ce82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163"/>
          <table:table-cell table:style-name="ce89"/>
          <table:table-cell table:style-name="ce91" table:number-columns-repeated="235"/>
          <table:table-cell table:style-name="ce94" table:number-columns-repeated="9"/>
          <table:table-cell table:number-columns-repeated="768"/>
        </table:table-row>
        <table:table-row table:style-name="ro20">
          <table:table-cell table:style-name="ce63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7" office:value-type="string">
            <text:p>CCP-331</text:p>
          </table:table-cell>
          <table:table-cell table:style-name="ce74" office:value-type="float" office:value="1">
            <text:p>001</text:p>
          </table:table-cell>
          <table:table-cell table:style-name="ce78" table:formula="of:=CONCATENATE(&quot;DMS&quot;;&quot;/&quot;;[.B11])" office:value-type="string" office:string-value="DMS/CCP-331">
            <text:p>DMS/CCP-331</text:p>
          </table:table-cell>
          <table:table-cell table:style-name="ce79" office:value-type="string">
            <text:p>Check deleting taxonomy tree from Site Explorer</text:p>
          </table:table-cell>
          <table:table-cell table:style-name="ce64" office:value-type="string">
            <text:p>Step 1: Create new taxonomy tree</text:p>
          </table:table-cell>
          <table:table-cell table:style-name="ce82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4">- Click on next to add permission to this </text:span><text:span text:style-name="T4">taxonomy,select any and add all the </text:span><text:span text:style-name="T4">permissions(read,remove...)</text:span></text:p>
            <text:p><text:span text:style-name="T4">- Click on save and then next to add an </text:span><text:span text:style-name="T4">action to a taxonomy(type the name and </text:span><text:span text:style-name="T4">select collaboration as Target workspace </text:span><text:span text:style-name="T4">and /sites content/live/acme/categories </text:span><text:span text:style-name="T4">as Target path) and then click on save.</text:span></text:p>
          </table:table-cell>
          <table:table-cell table:style-name="ce82" office:value-type="string">
            <text:p>Create new taxonomy tree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ECM-5409 </text:p>
          </table:table-cell>
          <table:table-cell table:style-name="ce89" office:value-type="string">
            <text:p>&gt;In Groups menu go to Sites Administration</text:p>
            <text:p>2-&gt;Add new Taxonomy Tree.</text:p>
            <text:p>3-&gt;Type the name and choose the collaboration as workspace and /sites content/live/acme/categories as Home path.</text:p>
            <text:p>4-&gt;Click on next to add permission to this taxonomy,select any and add all the permissions(read,remove...)</text:p>
            <text:p>5-&gt;Click on save and then next to add an action to a taxonomy(type the name and select collaboration as Target workspace and /sites content/live/acme/categories as Target path) and then click on save.</text:p>
            <text:p>6-&gt; a message Box appears and we got an AccessDeniedException .</text:p>
          </table:table-cell>
          <table:table-cell table:style-name="ce89"/>
          <table:table-cell table:style-name="ce166" table:number-columns-repeated="235"/>
          <table:table-cell table:style-name="ce94" table:number-columns-repeated="9"/>
          <table:table-cell table:number-columns-repeated="768"/>
        </table:table-row>
        <table:table-row table:style-name="ro21">
          <table:table-cell table:style-name="ce6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CCP-33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8" table:formula="of:=CONCATENATE(&quot;DMS&quot;;&quot;/&quot;;[.B12])" office:value-type="string" office:string-value="DMS/CCP-331">
            <text:p>DMS/CCP-331</text:p>
          </table:table-cell>
          <table:table-cell table:style-name="ce50" office:value-type="string">
            <text:p>Check deleting taxonomy tree from Site Explorer</text:p>
          </table:table-cell>
          <table:table-cell table:style-name="ce64" office:value-type="string">
            <text:p>Step 2: Delete category</text:p>
          </table:table-cell>
          <table:table-cell table:style-name="ce134" office:value-type="string">
            <text:p>Go to site explorer and select sites management, under /acme/categories you will find the created category, try to delete this category</text:p>
          </table:table-cell>
          <table:table-cell table:style-name="ce82" office:value-type="string">
            <text:p>The category is deleted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ECM-5409 </text:p>
          </table:table-cell>
          <table:table-cell table:style-name="ce89" table:number-columns-repeated="2"/>
          <table:table-cell table:style-name="ce166" table:number-columns-repeated="235"/>
          <table:table-cell table:style-name="ce94" table:number-columns-repeated="9"/>
          <table:table-cell table:number-columns-repeated="768"/>
        </table:table-row>
        <table:table-row table:style-name="ro21">
          <table:table-cell table:style-name="ce63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7" office:value-type="string">
            <text:p>CCP-393</text:p>
          </table:table-cell>
          <table:table-cell table:style-name="ce74" office:value-type="float" office:value="1">
            <text:p>001</text:p>
          </table:table-cell>
          <table:table-cell table:style-name="ce78" table:formula="of:=CONCATENATE(&quot;DMS&quot;;&quot;/&quot;;[.B13])" office:value-type="string" office:string-value="DMS/CCP-393">
            <text:p>DMS/CCP-393</text:p>
          </table:table-cell>
          <table:table-cell table:style-name="ce79" office:value-type="string">
            <text:p>Check if The day of the month in the calendar pop-up is translated to French</text:p>
          </table:table-cell>
          <table:table-cell table:style-name="ce127" office:value-type="string">
            <text:p>Step 1: Change language</text:p>
          </table:table-cell>
          <table:table-cell table:style-name="ce127" office:value-type="string">
            <text:p>Go to Language Setting &amp; select French to display</text:p>
          </table:table-cell>
          <table:table-cell table:style-name="ce142" office:value-type="string">
            <text:p>The site is displayed in French</text:p>
          </table:table-cell>
          <table:table-cell table:style-name="ce82" office:value-type="string">
            <text:p>High</text:p>
          </table:table-cell>
          <table:table-cell table:style-name="ce56" office:value-type="string">
            <text:p>ECM-5382</text:p>
            <text:p>Portal-3767</text:p>
          </table:table-cell>
          <table:table-cell table:style-name="ce164"/>
          <table:table-cell table:style-name="ce89"/>
          <table:table-cell table:style-name="ce56" table:number-columns-repeated="235"/>
          <table:table-cell table:style-name="ce95" table:number-columns-repeated="9"/>
          <table:table-cell table:style-name="ce168" table:number-columns-repeated="768"/>
        </table:table-row>
        <table:table-row table:style-name="ro16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CCP-393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78" table:formula="of:=CONCATENATE(&quot;DMS&quot;;&quot;/&quot;;[.B14])" office:value-type="string" office:string-value="DMS/CCP-393">
            <text:p>DMS/CCP-393</text:p>
          </table:table-cell>
          <table:table-cell table:style-name="ce64" office:value-type="string">
            <text:p>Check if The day of the month in the calendar pop-up is translated to French</text:p>
          </table:table-cell>
          <table:table-cell table:style-name="ce127" office:value-type="string">
            <text:p>Step 2: Check showing calendar popup in Site Explorer</text:p>
          </table:table-cell>
          <table:table-cell table:style-name="ce127" office:value-type="string">
            <text:p>- Go to Site Explorer --&gt; Add document</text:p>
            <text:p>- Choose template that contains calendar popup (Sample node, Podcast)</text:p>
          </table:table-cell>
          <table:table-cell table:style-name="ce127" office:value-type="string">
            <text:p>- The day of the month in the calendar pop-up is well translated to French</text:p>
            <text:p>- The week is start by Sunday</text:p>
          </table:table-cell>
          <table:table-cell table:style-name="ce82" office:value-type="string">
            <text:p>High</text:p>
          </table:table-cell>
          <table:table-cell table:style-name="ce56" office:value-type="string">
            <text:p>ECM-5382</text:p>
            <text:p>Portal-3767</text:p>
          </table:table-cell>
          <table:table-cell table:style-name="ce164"/>
          <table:table-cell table:style-name="ce89"/>
          <table:table-cell table:style-name="ce56" table:number-columns-repeated="235"/>
          <table:table-cell table:style-name="ce95" table:number-columns-repeated="9"/>
          <table:table-cell table:style-name="ce168" table:number-columns-repeated="768"/>
        </table:table-row>
        <table:table-row table:style-name="ro16">
          <table:table-cell table:style-name="ce63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CCP-393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8" table:formula="of:=CONCATENATE(&quot;DMS&quot;;&quot;/&quot;;[.B15])" office:value-type="string" office:string-value="DMS/CCP-393">
            <text:p>DMS/CCP-393</text:p>
          </table:table-cell>
          <table:table-cell table:style-name="ce79" office:value-type="string">
            <text:p>Check the label of content-publishing validation form in French</text:p>
          </table:table-cell>
          <table:table-cell table:style-name="ce127" office:value-type="string">
            <text:p>Step 1: Create document</text:p>
          </table:table-cell>
          <table:table-cell table:style-name="ce127" office:value-type="string">
            <text:p>- Go to Site Explorer → Site Management</text:p>
            <text:p>- Select 1 folder &amp; add document</text:p>
          </table:table-cell>
          <table:table-cell table:style-name="ce142" office:value-type="string">
            <text:p>Create new document successfully</text:p>
          </table:table-cell>
          <table:table-cell table:style-name="ce82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164" office:value-type="string">
            <text:p>There're some errors in label in form in French</text:p>
          </table:table-cell>
          <table:table-cell table:style-name="ce89"/>
          <table:table-cell table:style-name="ce56" table:number-columns-repeated="235"/>
          <table:table-cell table:style-name="ce95" table:number-columns-repeated="9"/>
          <table:table-cell table:style-name="ce168" table:number-columns-repeated="768"/>
        </table:table-row>
        <table:table-row table:style-name="ro22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CCP-393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8" table:formula="of:=CONCATENATE(&quot;DMS&quot;;&quot;/&quot;;[.B16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127" office:value-type="string">
            <text:p>Step 2: Add action on document</text:p>
          </table:table-cell>
          <table:table-cell table:style-name="ce127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27" office:value-type="string">
            <text:p>Create new action successfully</text:p>
          </table:table-cell>
          <table:table-cell table:style-name="ce82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164"/>
          <table:table-cell table:style-name="ce89"/>
          <table:table-cell table:style-name="ce56" table:number-columns-repeated="235"/>
          <table:table-cell table:style-name="ce95" table:number-columns-repeated="9"/>
          <table:table-cell table:style-name="ce168" table:number-columns-repeated="768"/>
        </table:table-row>
        <table:table-row table:style-name="ro19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CCP-393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78" table:formula="of:=CONCATENATE(&quot;DMS&quot;;&quot;/&quot;;[.B17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127" office:value-type="string">
            <text:p>Step 3: Execute action</text:p>
          </table:table-cell>
          <table:table-cell table:style-name="ce127" office:value-type="string">
            <text:p>Right click on above document &amp; select the name of has just been added action</text:p>
          </table:table-cell>
          <table:table-cell table:style-name="ce142" office:value-type="string">
            <text:p>The action on document is done</text:p>
          </table:table-cell>
          <table:table-cell table:style-name="ce82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164"/>
          <table:table-cell table:style-name="ce89"/>
          <table:table-cell table:style-name="ce56" table:number-columns-repeated="235"/>
          <table:table-cell table:style-name="ce95" table:number-columns-repeated="9"/>
          <table:table-cell table:style-name="ce168" table:number-columns-repeated="768"/>
        </table:table-row>
        <table:table-row table:style-name="ro22">
          <table:table-cell table:style-name="ce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CCP-393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8" table:formula="of:=CONCATENATE(&quot;DMS&quot;;&quot;/&quot;;[.B18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127" office:value-type="string">
            <text:p>Step 4: Manage action</text:p>
          </table:table-cell>
          <table:table-cell table:style-name="ce127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27" office:value-type="string">
            <text:p>The Task Manager form is shown, all labels are well translated in French</text:p>
          </table:table-cell>
          <table:table-cell table:style-name="ce82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164"/>
          <table:table-cell table:style-name="ce89"/>
          <table:table-cell table:style-name="ce56" table:number-columns-repeated="235"/>
          <table:table-cell table:style-name="ce95" table:number-columns-repeated="9"/>
          <table:table-cell table:style-name="ce168" table:number-columns-repeated="768"/>
        </table:table-row>
        <table:table-row table:style-name="ro1">
          <table:table-cell table:style-name="ce95" table:number-columns-repeated="2"/>
          <table:table-cell table:style-name="ce74"/>
          <table:table-cell table:style-name="ce95" table:number-columns-repeated="5"/>
          <table:table-cell table:style-name="ce82"/>
          <table:table-cell table:style-name="ce95" table:number-columns-repeated="247"/>
          <table:table-cell table:style-name="ce168" table:number-columns-repeated="768"/>
        </table:table-row>
        <table:table-row table:style-name="ro1" table:number-rows-repeated="36">
          <table:table-cell table:style-name="ce95" table:number-columns-repeated="8"/>
          <table:table-cell table:style-name="ce82"/>
          <table:table-cell table:style-name="ce95" table:number-columns-repeated="247"/>
          <table:table-cell table:style-name="ce168" table:number-columns-repeated="768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05"/>
          <table:table-cell table:style-name="ce128"/>
          <table:table-cell table:style-name="ce129"/>
          <table:table-cell table:style-name="ce143"/>
          <table:table-cell table:style-name="ce8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7"/>
          <table:table-cell table:style-name="ce101"/>
          <table:table-cell table:style-name="ce102"/>
          <table:table-cell table:style-name="ce106"/>
          <table:table-cell table:style-name="ce128"/>
          <table:table-cell table:style-name="ce135"/>
          <table:table-cell table:style-name="ce143"/>
          <table:table-cell table:style-name="ce8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05"/>
          <table:table-cell table:style-name="ce128"/>
          <table:table-cell table:style-name="ce129"/>
          <table:table-cell table:style-name="ce143"/>
          <table:table-cell table:style-name="ce8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06"/>
          <table:table-cell table:style-name="ce128"/>
          <table:table-cell table:style-name="ce124"/>
          <table:table-cell table:style-name="ce143"/>
          <table:table-cell table:style-name="ce8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06"/>
          <table:table-cell table:style-name="ce128"/>
          <table:table-cell table:style-name="ce135"/>
          <table:table-cell table:style-name="ce132"/>
          <table:table-cell table:style-name="ce8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07"/>
          <table:table-cell table:style-name="ce129" table:number-columns-repeated="2"/>
          <table:table-cell table:style-name="ce132"/>
          <table:table-cell table:style-name="ce8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7"/>
          <table:table-cell table:style-name="ce101"/>
          <table:table-cell table:style-name="ce102"/>
          <table:table-cell table:style-name="ce108"/>
          <table:table-cell table:style-name="ce129"/>
          <table:table-cell table:style-name="ce124"/>
          <table:table-cell table:style-name="ce132"/>
          <table:table-cell table:style-name="ce8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09"/>
          <table:table-cell table:style-name="ce129"/>
          <table:table-cell table:style-name="ce124"/>
          <table:table-cell table:style-name="ce132"/>
          <table:table-cell table:style-name="ce8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7"/>
          <table:table-cell table:style-name="ce101"/>
          <table:table-cell table:style-name="ce102"/>
          <table:table-cell table:style-name="ce110"/>
          <table:table-cell table:style-name="ce129"/>
          <table:table-cell table:style-name="ce124"/>
          <table:table-cell table:style-name="ce132"/>
          <table:table-cell table:style-name="ce145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09"/>
          <table:table-cell table:style-name="ce129"/>
          <table:table-cell table:style-name="ce124"/>
          <table:table-cell table:style-name="ce132"/>
          <table:table-cell table:style-name="ce145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7"/>
          <table:table-cell table:style-name="ce101"/>
          <table:table-cell table:style-name="ce102"/>
          <table:table-cell table:style-name="ce110"/>
          <table:table-cell table:style-name="ce129"/>
          <table:table-cell table:style-name="ce124"/>
          <table:table-cell table:style-name="ce132"/>
          <table:table-cell table:style-name="ce145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1"/>
          <table:table-cell table:style-name="ce129"/>
          <table:table-cell table:style-name="ce124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3">
          <table:table-cell table:style-name="ce96"/>
          <table:table-cell table:style-name="ce98"/>
          <table:table-cell table:style-name="ce101"/>
          <table:table-cell table:style-name="ce102"/>
          <table:table-cell table:style-name="ce112"/>
          <table:table-cell table:style-name="ce129"/>
          <table:table-cell table:style-name="ce112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3"/>
          <table:table-cell table:style-name="ce130"/>
          <table:table-cell table:style-name="ce136"/>
          <table:table-cell table:style-name="ce119"/>
          <table:table-cell table:style-name="ce145"/>
          <table:table-cell table:style-name="ce147" table:number-columns-repeated="224"/>
          <table:table-cell table:style-name="ce7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14"/>
          <table:table-cell table:style-name="ce130"/>
          <table:table-cell table:style-name="ce137"/>
          <table:table-cell table:style-name="ce119"/>
          <table:table-cell table:style-name="ce145"/>
          <table:table-cell table:style-name="ce147" table:number-columns-repeated="224"/>
          <table:table-cell table:style-name="ce7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4"/>
          <table:table-cell table:style-name="ce130"/>
          <table:table-cell table:style-name="ce138"/>
          <table:table-cell table:style-name="ce119"/>
          <table:table-cell table:style-name="ce145"/>
          <table:table-cell table:style-name="ce147" table:number-columns-repeated="224"/>
          <table:table-cell table:style-name="ce7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96"/>
          <table:table-cell table:style-name="ce102"/>
          <table:table-cell table:style-name="ce111"/>
          <table:table-cell table:style-name="ce129"/>
          <table:table-cell table:style-name="ce124"/>
          <table:table-cell table:style-name="ce132"/>
          <table:table-cell table:style-name="ce145"/>
          <table:table-cell table:style-name="ce147" table:number-columns-repeated="224"/>
          <table:table-cell table:style-name="ce7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15"/>
          <table:table-cell table:style-name="ce129"/>
          <table:table-cell table:style-name="ce112"/>
          <table:table-cell table:style-name="ce132"/>
          <table:table-cell table:style-name="ce145"/>
          <table:table-cell table:style-name="ce147" table:number-columns-repeated="224"/>
          <table:table-cell table:style-name="ce7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5"/>
          <table:table-cell table:style-name="ce129"/>
          <table:table-cell table:style-name="ce112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1"/>
          <table:table-cell table:style-name="ce129"/>
          <table:table-cell table:style-name="ce124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15"/>
          <table:table-cell table:style-name="ce129"/>
          <table:table-cell table:style-name="ce112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1"/>
          <table:table-cell table:style-name="ce129"/>
          <table:table-cell table:style-name="ce124"/>
          <table:table-cell table:style-name="ce132"/>
          <table:table-cell table:style-name="ce145"/>
          <table:table-cell table:style-name="ce147" table:number-columns-repeated="224"/>
          <table:table-cell table:style-name="ce7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15"/>
          <table:table-cell table:style-name="ce129"/>
          <table:table-cell table:style-name="ce112"/>
          <table:table-cell table:style-name="ce132"/>
          <table:table-cell table:style-name="ce145"/>
          <table:table-cell table:style-name="ce147" table:number-columns-repeated="224"/>
          <table:table-cell table:style-name="ce7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5"/>
          <table:table-cell table:style-name="ce129"/>
          <table:table-cell table:style-name="ce112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09"/>
          <table:table-cell table:style-name="ce129"/>
          <table:table-cell table:style-name="ce124"/>
          <table:table-cell table:style-name="ce132"/>
          <table:table-cell table:style-name="ce145"/>
          <table:table-cell table:style-name="ce148" table:number-columns-repeated="2"/>
          <table:table-cell table:style-name="ce149" table:number-columns-repeated="220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7"/>
          <table:table-cell table:style-name="ce101"/>
          <table:table-cell table:style-name="ce102"/>
          <table:table-cell table:style-name="ce110"/>
          <table:table-cell table:style-name="ce129"/>
          <table:table-cell table:style-name="ce124"/>
          <table:table-cell table:style-name="ce132"/>
          <table:table-cell table:style-name="ce145"/>
          <table:table-cell table:style-name="ce148" table:number-columns-repeated="2"/>
          <table:table-cell table:style-name="ce149" table:number-columns-repeated="220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1"/>
          <table:table-cell table:style-name="ce129"/>
          <table:table-cell table:style-name="ce124"/>
          <table:table-cell table:style-name="ce132"/>
          <table:table-cell table:style-name="ce145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15"/>
          <table:table-cell table:style-name="ce129"/>
          <table:table-cell table:style-name="ce112"/>
          <table:table-cell table:style-name="ce132"/>
          <table:table-cell table:style-name="ce145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5"/>
          <table:table-cell table:style-name="ce129"/>
          <table:table-cell table:style-name="ce112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3"/>
          <table:table-cell table:style-name="ce114"/>
          <table:table-cell table:style-name="ce139"/>
          <table:table-cell table:style-name="ce119"/>
          <table:table-cell table:style-name="ce145"/>
          <table:table-cell table:style-name="ce151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4" table:number-columns-repeated="2"/>
          <table:table-cell table:style-name="ce139"/>
          <table:table-cell table:style-name="ce119"/>
          <table:table-cell table:style-name="ce145"/>
          <table:table-cell table:style-name="ce151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3"/>
          <table:table-cell table:style-name="ce114"/>
          <table:table-cell table:style-name="ce140"/>
          <table:table-cell table:style-name="ce119"/>
          <table:table-cell table:style-name="ce145"/>
          <table:table-cell table:style-name="ce152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14" table:number-columns-repeated="2"/>
          <table:table-cell table:style-name="ce139"/>
          <table:table-cell table:style-name="ce119"/>
          <table:table-cell table:style-name="ce145"/>
          <table:table-cell table:style-name="ce152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4" table:number-columns-repeated="3"/>
          <table:table-cell table:style-name="ce119"/>
          <table:table-cell table:style-name="ce145"/>
          <table:table-cell table:style-name="ce152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16"/>
          <table:table-cell table:style-name="ce117"/>
          <table:table-cell table:style-name="ce140"/>
          <table:table-cell table:style-name="ce119"/>
          <table:table-cell table:style-name="ce145"/>
          <table:table-cell table:style-name="ce152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7"/>
          <table:table-cell table:style-name="ce101"/>
          <table:table-cell table:style-name="ce102"/>
          <table:table-cell table:style-name="ce117" table:number-columns-repeated="2"/>
          <table:table-cell table:style-name="ce141"/>
          <table:table-cell table:style-name="ce119"/>
          <table:table-cell table:style-name="ce145"/>
          <table:table-cell table:style-name="ce152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96"/>
          <table:table-cell table:style-name="ce102"/>
          <table:table-cell table:style-name="ce111"/>
          <table:table-cell table:style-name="ce129"/>
          <table:table-cell table:style-name="ce124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12"/>
          <table:table-cell table:style-name="ce129"/>
          <table:table-cell table:style-name="ce112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3"/>
          <table:table-cell table:style-name="ce118"/>
          <table:table-cell table:style-name="ce129"/>
          <table:table-cell table:style-name="ce124"/>
          <table:table-cell table:style-name="ce132"/>
          <table:table-cell table:style-name="ce145"/>
          <table:table-cell table:style-name="ce153" table:number-columns-repeated="3"/>
          <table:table-cell table:style-name="ce154" table:number-columns-repeated="219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7"/>
          <table:table-cell table:style-name="ce101"/>
          <table:table-cell table:style-name="ce103"/>
          <table:table-cell table:style-name="ce119" table:number-columns-repeated="3"/>
          <table:table-cell table:style-name="ce121"/>
          <table:table-cell table:style-name="ce145"/>
          <table:table-cell table:style-name="ce153" table:number-columns-repeated="3"/>
          <table:table-cell table:style-name="ce154" table:number-columns-repeated="219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20"/>
          <table:table-cell table:style-name="ce131"/>
          <table:table-cell table:style-name="ce112"/>
          <table:table-cell table:style-name="ce144"/>
          <table:table-cell table:style-name="ce145"/>
          <table:table-cell table:style-name="ce154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21" table:number-columns-repeated="3"/>
          <table:table-cell table:style-name="ce119"/>
          <table:table-cell table:style-name="ce145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18"/>
          <table:table-cell table:style-name="ce119"/>
          <table:table-cell table:style-name="ce112"/>
          <table:table-cell table:style-name="ce132"/>
          <table:table-cell table:style-name="ce145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19" table:number-columns-repeated="4"/>
          <table:table-cell table:style-name="ce145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18"/>
          <table:table-cell table:style-name="ce119"/>
          <table:table-cell table:style-name="ce112"/>
          <table:table-cell table:style-name="ce132"/>
          <table:table-cell table:style-name="ce145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19" table:number-columns-repeated="4"/>
          <table:table-cell table:style-name="ce145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19" table:number-columns-repeated="4"/>
          <table:table-cell table:style-name="ce145"/>
          <table:table-cell table:style-name="ce157" table:number-columns-repeated="225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18"/>
          <table:table-cell table:style-name="ce119"/>
          <table:table-cell table:style-name="ce112"/>
          <table:table-cell table:style-name="ce132"/>
          <table:table-cell table:style-name="ce145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19" table:number-columns-repeated="4"/>
          <table:table-cell table:style-name="ce145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19" table:number-columns-repeated="4"/>
          <table:table-cell table:style-name="ce145"/>
          <table:table-cell table:style-name="ce157" table:number-columns-repeated="225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96"/>
          <table:table-cell table:style-name="ce102"/>
          <table:table-cell table:style-name="ce122"/>
          <table:table-cell table:style-name="ce129"/>
          <table:table-cell table:style-name="ce112"/>
          <table:table-cell table:style-name="ce132"/>
          <table:table-cell table:style-name="ce145"/>
          <table:table-cell table:style-name="ce158"/>
          <table:table-cell table:style-name="ce157" table:number-columns-repeated="224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2"/>
          <table:table-cell table:style-name="ce129"/>
          <table:table-cell table:style-name="ce112"/>
          <table:table-cell table:style-name="ce132"/>
          <table:table-cell table:style-name="ce145"/>
          <table:table-cell table:style-name="ce159"/>
          <table:table-cell table:style-name="ce73" table:number-columns-repeated="224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23"/>
          <table:table-cell table:style-name="ce129"/>
          <table:table-cell table:style-name="ce124"/>
          <table:table-cell table:style-name="ce132"/>
          <table:table-cell table:style-name="ce145"/>
          <table:table-cell table:style-name="ce159"/>
          <table:table-cell table:style-name="ce73" table:number-columns-repeated="224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24"/>
          <table:table-cell table:style-name="ce129"/>
          <table:table-cell table:style-name="ce124"/>
          <table:table-cell table:style-name="ce132"/>
          <table:table-cell table:style-name="ce145"/>
          <table:table-cell table:style-name="ce159"/>
          <table:table-cell table:style-name="ce73" table:number-columns-repeated="224"/>
          <table:table-cell table:number-columns-repeated="790"/>
        </table:table-row>
        <table:table-row table:style-name="ro1">
          <table:table-cell table:style-name="ce96"/>
          <table:table-cell table:style-name="ce99"/>
          <table:table-cell table:style-name="ce101"/>
          <table:table-cell table:style-name="ce102"/>
          <table:table-cell table:style-name="ce125"/>
          <table:table-cell table:style-name="ce132"/>
          <table:table-cell table:style-name="ce126"/>
          <table:table-cell table:style-name="ce132"/>
          <table:table-cell table:style-name="ce145"/>
          <table:table-cell table:style-name="ce159"/>
          <table:table-cell table:style-name="ce73" table:number-columns-repeated="224"/>
          <table:table-cell table:number-columns-repeated="790"/>
        </table:table-row>
        <table:table-row table:style-name="ro1">
          <table:table-cell table:style-name="ce96"/>
          <table:table-cell table:style-name="ce99"/>
          <table:table-cell table:style-name="ce101"/>
          <table:table-cell table:style-name="ce102"/>
          <table:table-cell table:style-name="ce126"/>
          <table:table-cell table:style-name="ce132"/>
          <table:table-cell table:style-name="ce126"/>
          <table:table-cell table:style-name="ce132"/>
          <table:table-cell table:style-name="ce145"/>
          <table:table-cell table:style-name="ce160"/>
          <table:table-cell table:style-name="ce149" table:number-columns-repeated="221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9"/>
          <table:table-cell table:style-name="ce101"/>
          <table:table-cell table:style-name="ce102"/>
          <table:table-cell table:style-name="ce126"/>
          <table:table-cell table:style-name="ce132"/>
          <table:table-cell table:style-name="ce124"/>
          <table:table-cell table:style-name="ce126"/>
          <table:table-cell table:style-name="ce145"/>
          <table:table-cell table:style-name="ce160"/>
          <table:table-cell table:style-name="ce149" table:number-columns-repeated="221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23"/>
          <table:table-cell table:style-name="ce129"/>
          <table:table-cell table:style-name="ce124"/>
          <table:table-cell table:style-name="ce132"/>
          <table:table-cell table:style-name="ce145"/>
          <table:table-cell table:style-name="ce160"/>
          <table:table-cell table:style-name="ce149" table:number-columns-repeated="221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24"/>
          <table:table-cell table:style-name="ce129"/>
          <table:table-cell table:style-name="ce112"/>
          <table:table-cell table:style-name="ce132"/>
          <table:table-cell table:style-name="ce145"/>
          <table:table-cell table:style-name="ce160"/>
          <table:table-cell table:style-name="ce149" table:number-columns-repeated="221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23"/>
          <table:table-cell table:style-name="ce129"/>
          <table:table-cell table:style-name="ce112"/>
          <table:table-cell table:style-name="ce132"/>
          <table:table-cell table:style-name="ce145"/>
          <table:table-cell table:style-name="ce161"/>
          <table:table-cell table:style-name="ce165" table:number-columns-repeated="221"/>
          <table:table-cell table:style-name="ce167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24"/>
          <table:table-cell table:style-name="ce129"/>
          <table:table-cell table:style-name="ce124"/>
          <table:table-cell table:style-name="ce132"/>
          <table:table-cell table:style-name="ce145"/>
          <table:table-cell table:style-name="ce161"/>
          <table:table-cell table:style-name="ce165" table:number-columns-repeated="221"/>
          <table:table-cell table:style-name="ce167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23"/>
          <table:table-cell table:style-name="ce129"/>
          <table:table-cell table:style-name="ce124"/>
          <table:table-cell table:style-name="ce132"/>
          <table:table-cell table:style-name="ce145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24" table:number-columns-repeated="3"/>
          <table:table-cell table:style-name="ce132"/>
          <table:table-cell table:style-name="ce145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23"/>
          <table:table-cell table:style-name="ce129"/>
          <table:table-cell table:style-name="ce112"/>
          <table:table-cell table:style-name="ce132"/>
          <table:table-cell table:style-name="ce145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7"/>
          <table:table-cell table:style-name="ce101"/>
          <table:table-cell table:style-name="ce102"/>
          <table:table-cell table:style-name="ce124"/>
          <table:table-cell table:style-name="ce129" table:number-columns-repeated="3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/>
          <table:table-cell table:style-name="ce100" table:number-columns-repeated="2"/>
          <table:table-cell table:style-name="ce104" table:number-columns-repeated="5"/>
          <table:table-cell table:style-name="ce146"/>
          <table:table-cell table:style-name="ce156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00" table:number-columns-repeated="2"/>
          <table:table-cell table:style-name="ce104" table:number-columns-repeated="5"/>
          <table:table-cell table:style-name="ce146"/>
          <table:table-cell table:style-name="ce73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3" table:number-columns-repeated="2"/>
          <table:table-cell table:style-name="ce77" table:number-columns-repeated="5"/>
          <table:table-cell table:style-name="ce85"/>
          <table:table-cell table:style-name="ce73" table:number-columns-repeated="225"/>
          <table:table-cell table:number-columns-repeated="790"/>
        </table:table-row>
        <table:table-row table:style-name="ro1" table:number-rows-repeated="65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number-columns-repeated="2" table:default-cell-style-name="Default"/>
        <table:table-column table:style-name="co30" table:default-cell-style-name="Default"/>
        <table:table-column table:style-name="co8" table:number-columns-repeated="244" table:default-cell-style-name="Default"/>
        <table:table-row table:style-name="ro13">
          <table:table-cell/>
          <table:table-cell table:style-name="ce65" office:value-type="string">
            <text:p>TEST CASES</text:p>
          </table:table-cell>
          <table:table-cell table:style-name="ce69"/>
          <table:table-cell table:style-name="ce75" table:number-columns-repeated="2"/>
          <table:table-cell/>
          <table:table-cell table:style-name="ce75" table:number-columns-repeated="2"/>
          <table:table-cell table:style-name="ce83"/>
          <table:table-cell table:style-name="ce86"/>
          <table:table-cell/>
          <table:table-cell table:style-name="ce87" office:value-type="string">
            <text:p>Passed</text:p>
          </table:table-cell>
          <table:table-cell table:style-name="ce87" table:formula="of:=COUNTIF([.L$7:.L$972];[.$L1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0"/>
          <table:table-cell table:style-name="ce75" table:number-columns-repeated="2"/>
          <table:table-cell/>
          <table:table-cell table:style-name="ce75" table:number-columns-repeated="2"/>
          <table:table-cell table:style-name="ce83"/>
          <table:table-cell table:number-columns-repeated="2"/>
          <table:table-cell table:style-name="ce87" office:value-type="string">
            <text:p>Failed</text:p>
          </table:table-cell>
          <table:table-cell table:style-name="ce87" table:formula="of:=COUNTIF([.L$7:.L$972];[.$L2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1"/>
        </table:table-row>
        <table:table-row table:style-name="ro14">
          <table:table-cell/>
          <table:table-cell table:style-name="ce67" office:value-type="string">
            <text:p>Function List:</text:p>
          </table:table-cell>
          <table:table-cell table:style-name="ce71" office:value-type="string" table:number-columns-spanned="3" table:number-rows-spanned="1">
            <text:p>Bugs on DMS 2.5.x for regression test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4"/>
          <table:table-cell table:number-columns-repeated="2"/>
          <table:table-cell table:style-name="ce87" office:value-type="string">
            <text:p>Blocked</text:p>
          </table:table-cell>
          <table:table-cell table:style-name="ce87" table:formula="of:=COUNTIF([.L$7:.L$972];[.$L3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1"/>
        </table:table-row>
        <table:table-row table:style-name="ro7">
          <table:table-cell/>
          <table:table-cell table:style-name="ce67" office:value-type="string">
            <text:p>Total Main Cases:</text:p>
          </table:table-cell>
          <table:table-cell table:style-name="ce72" table:formula="of:=MAX([.A7:.A955])" office:value-type="float" office:value="11" table:number-columns-spanned="3" table:number-rows-spanned="1">
            <text:p>11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4"/>
          <table:table-cell table:number-columns-repeated="2"/>
          <table:table-cell table:style-name="ce88" office:value-type="string">
            <text:p>Untested</text:p>
          </table:table-cell>
          <table:table-cell table:style-name="ce87" table:formula="of:=COUNTIF([.L$7:.L$972];[.$L4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1"/>
        </table:table-row>
        <table:table-row table:style-name="ro13">
          <table:table-cell/>
          <table:table-cell table:style-name="ce68"/>
          <table:table-cell table:style-name="ce73"/>
          <table:table-cell table:style-name="ce77" table:number-columns-repeated="2"/>
          <table:table-cell table:style-name="ce77" office:value-type="string">
            <text:p><text:s/></text:p>
          </table:table-cell>
          <table:table-cell table:style-name="ce77" table:number-columns-repeated="2"/>
          <table:table-cell table:style-name="ce85"/>
          <table:table-cell table:number-columns-repeated="2"/>
          <table:table-cell office:value-type="string">
            <text:p>N/A</text:p>
          </table:table-cell>
          <table:table-cell table:style-name="ce87" table:formula="of:=COUNTIF([.L$7:.L$972];[.$L5])" office:value-type="float" office:value="0">
            <text:p>0</text:p>
          </table:table-cell>
          <table:table-cell table:style-name="ce87" table:number-columns-repeated="2"/>
          <table:table-cell table:style-name="ce73" table:number-columns-repeated="219"/>
          <table:table-cell table:number-columns-repeated="21"/>
        </table:table-row>
        <table:table-row table:style-name="ro7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90" table:number-columns-repeated="7"/>
          <table:table-cell table:style-name="ce92" table:number-columns-repeated="211"/>
          <table:table-cell table:style-name="ce85" table:number-columns-repeated="4"/>
          <table:table-cell table:style-name="ce93" table:number-columns-repeated="21"/>
        </table:table-row>
        <table:table-row table:style-name="ro23">
          <table:table-cell table:style-name="ce63" office:value-type="float" office:value="1">
            <text:p>001</text:p>
          </table:table-cell>
          <table:table-cell table:style-name="ce27" office:value-type="string">
            <text:p>CCP-401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CCP-401">
            <text:p>WCM/CCP-401</text:p>
          </table:table-cell>
          <table:table-cell table:style-name="ce169" office:value-type="string">
            <text:p>Check double click on node in IE7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 by root</text:p>
            <text:p>- Go to Site Explorer</text:p>
            <text:p>- Select ACME drive</text:p>
          </table:table-cell>
          <table:table-cell table:style-name="ce49" office:value-type="string">
            <text:p>All nodes in ACME drive are listed in lef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0</text:p>
          </table:table-cell>
          <table:table-cell table:number-columns-repeated="245"/>
        </table:table-row>
        <table:table-row table:style-name="ro16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4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CCP-401">
            <text:p>WCM/CCP-401</text:p>
          </table:table-cell>
          <table:table-cell table:style-name="ce49" office:value-type="string">
            <text:p>Check double click on node in IE7</text:p>
          </table:table-cell>
          <table:table-cell table:style-name="ce49" office:value-type="string">
            <text:p>Step 2: Spread node in left tree</text:p>
          </table:table-cell>
          <table:table-cell table:style-name="ce49" office:value-type="string">
            <text:p>- Double click on 1 node from left tree</text:p>
          </table:table-cell>
          <table:table-cell table:style-name="ce49" office:value-type="string">
            <text:p>The node is expanded like action 1 click, sub node are lis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0</text:p>
          </table:table-cell>
          <table:table-cell table:style-name="ce49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6">
          <table:table-cell table:style-name="ce6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DMS-001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REGDMS-001">
            <text:p>WCM/REGDMS-001</text:p>
          </table:table-cell>
          <table:table-cell table:style-name="ce169" office:value-type="string">
            <text:p>Check view metadata</text:p>
          </table:table-cell>
          <table:table-cell table:style-name="ce49" office:value-type="string">
            <text:p>Step 1: Add view for drive</text:p>
          </table:table-cell>
          <table:table-cell table:style-name="ce49" office:value-type="string">
            <text:p>- Login by admin</text:p>
            <text:p>- Go to Sites Administration/ Manage Drives</text:p>
            <text:p>- Edit 1 drive (e.g: Manage Sites): add Admin view for this drive</text:p>
          </table:table-cell>
          <table:table-cell table:style-name="ce49" office:value-type="string">
            <text:p>Edit drive successfully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DMS-0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2: Go to Sites Explorer</text:p>
          </table:table-cell>
          <table:table-cell table:style-name="ce49" office:value-type="string">
            <text:p>- Login by admin</text:p>
            <text:p>- Go to Group/Sites Explorer/Sites Management</text:p>
          </table:table-cell>
          <table:table-cell table:style-name="ce49" office:value-type="string">
            <text:p>Sites Management drive is displayed, there're some view include Admin vie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DMS-0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3: Add action</text:p>
          </table:table-cell>
          <table:table-cell table:style-name="ce49" office:value-type="string">
            <text:p>- Select acme/documents</text:p>
            <text:p>- Choose Admin View</text:p>
            <text:p>- Select Admin tab</text:p>
            <text:p>- Click Manage Action: Add a new Action with a exo:addMetadaAction as action type and dc:elementset as Metadata</text:p>
          </table:table-cell>
          <table:table-cell table:style-name="ce49" office:value-type="string">
            <text:p>Action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DMS-0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WCM&quot;;&quot;/&quot;;[.B12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4: Add document</text:p>
          </table:table-cell>
          <table:table-cell table:style-name="ce49" office:value-type="string">
            <text:p>- Add new nt:file document type or upload file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DMS-0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9" table:formula="of:=CONCATENATE(&quot;WCM&quot;;&quot;/&quot;;[.B13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5: View metadata</text:p>
          </table:table-cell>
          <table:table-cell table:style-name="ce49" office:value-type="string">
            <text:p>- Select added document to view its content</text:p>
            <text:p>- Select Info tab</text:p>
            <text:p>- Click View Metadatas</text:p>
          </table:table-cell>
          <table:table-cell table:style-name="ce49" office:value-type="string">
            <text:p>Metadata infor of selecting document is displayed &amp; no error in consol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 office:value-type="string">
            <text:p>At the server console you will have this exception:</text:p>
            <text:p>[ERROR] UIJCRExplorer - The node cannot be seen &lt;javax.jcr.ItemNotFoundException: Primary item not found for /Documents/Live/new article&gt;javax.jcr.ItemNotFoundException: Primary item not found for /Documents/Live/new article</text:p>
          </table:table-cell>
          <table:table-cell table:number-columns-repeated="244"/>
        </table:table-row>
        <table:table-row table:style-name="ro19">
          <table:table-cell table:style-name="ce63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27" office:value-type="string">
            <text:p>REGDMS-002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14])" office:value-type="string" office:string-value="WCM/REGDMS-002">
            <text:p>WCM/REGDMS-002</text:p>
          </table:table-cell>
          <table:table-cell table:style-name="ce169" office:value-type="string">
            <text:p>Check deleting workspace after viewing</text:p>
          </table:table-cell>
          <table:table-cell table:style-name="ce49" office:value-type="string">
            <text:p>Step 1: Show add new repository form</text:p>
          </table:table-cell>
          <table:table-cell table:style-name="ce49" office:value-type="string">
            <text:p>- Login by admin</text:p>
            <text:p>- Go to Sites Administration</text:p>
            <text:p>- Click + icon to show add new repository form</text:p>
          </table:table-cell>
          <table:table-cell table:style-name="ce49" office:value-type="string">
            <text:p>Add new repository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DMS-002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2: Add new workspace</text:p>
          </table:table-cell>
          <table:table-cell table:style-name="ce49" office:value-type="string">
            <text:p>- Input Name for new repository</text:p>
            <text:p>- Click Add workspace button</text:p>
            <text:p>- Input needed values for fields from Step 1 to 3</text:p>
          </table:table-cell>
          <table:table-cell table:style-name="ce49" office:value-type="string">
            <text:p>New workspace is added &amp; listed as a link in Add new repository form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DMS-002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3: View workspace</text:p>
          </table:table-cell>
          <table:table-cell table:style-name="ce49" office:value-type="string">
            <text:p>- Keep the Add new repository form open</text:p>
            <text:p>- Click on the link of new added workspace</text:p>
          </table:table-cell>
          <table:table-cell table:style-name="ce49" office:value-type="string">
            <text:p>Information of selected workspace is displayed from step 1 to 3 as when you ad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DMS-002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4: Delete workspace</text:p>
          </table:table-cell>
          <table:table-cell table:style-name="ce49" office:value-type="string">
            <text:p>- At step 3 when view workspace, click Finish to return Add new repository form</text:p>
            <text:p>- Click Delete icon next to the link of workspace you has just viewed</text:p>
          </table:table-cell>
          <table:table-cell table:style-name="ce49" office:value-type="string">
            <text:p>The workspace is dele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 office:value-type="string">
            <text:p>Click icon to delete new workspace -&gt; show message "can not delete..."</text:p>
          </table:table-cell>
          <table:table-cell table:number-columns-repeated="244"/>
        </table:table-row>
        <table:table-row table:style-name="ro19">
          <table:table-cell table:style-name="ce63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27" office:value-type="string">
            <text:p>REGDMS-003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18])" office:value-type="string" office:string-value="WCM/REGDMS-003">
            <text:p>WCM/REGDMS-003</text:p>
          </table:table-cell>
          <table:table-cell table:style-name="ce169" office:value-type="string">
            <text:p>Check change permission on a document</text:p>
          </table:table-cell>
          <table:table-cell table:style-name="ce49" office:value-type="string">
            <text:p>Step 1: Go to DMS Administration drive</text:p>
          </table:table-cell>
          <table:table-cell table:style-name="ce49" office:value-type="string">
            <text:p>- Login by admin</text:p>
            <text:p>- Go to Group/Sites Explorer/DMS Administration</text:p>
          </table:table-cell>
          <table:table-cell table:style-name="ce49" office:value-type="string">
            <text:p>DMS Administration drive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DMS-003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2: Create document</text:p>
          </table:table-cell>
          <table:table-cell table:style-name="ce49" office:value-type="string">
            <text:p>- Go to /exo:ecm/exo:taxonomyTrees/storage/System (or any category node inside)</text:p>
            <text:p>- Create a document (exo:article, web content, etc)</text:p>
          </table:table-cell>
          <table:table-cell table:style-name="ce49" office:value-type="string">
            <text:p>Create new document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23">
          <table:table-cell table:style-name="ce6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DMS-003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3: View permission of added document</text:p>
          </table:table-cell>
          <table:table-cell table:style-name="ce49" office:value-type="string">
            <text:p>- Select to view added document</text:p>
            <text:p>- Select Info tab</text:p>
            <text:p>- Click View Permissions</text:p>
          </table:table-cell>
          <table:table-cell table:style-name="ce49" office:value-type="string">
            <text:p>Permission form of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23">
          <table:table-cell table:style-name="ce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DMS-003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4: Change permission on document</text:p>
          </table:table-cell>
          <table:table-cell table:style-name="ce49" office:value-type="string">
            <text:p>- Add a new permission, or edit /delete an existing one, and Save</text:p>
          </table:table-cell>
          <table:table-cell table:style-name="ce49" office:value-type="string">
            <text:p>Add/Edit/Delete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 office:value-type="string">
            <text:p>two execptions are thrown and an error message is displayed</text:p>
          </table:table-cell>
          <table:table-cell table:number-columns-repeated="244"/>
        </table:table-row>
        <table:table-row table:style-name="ro16">
          <table:table-cell table:style-name="ce63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27" office:value-type="string">
            <text:p>CCP-481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481">
            <text:p>WCM/CCP-481</text:p>
          </table:table-cell>
          <table:table-cell table:style-name="ce169" office:value-type="string">
            <text:p>Check if there's any default right for each newly added workspace</text:p>
          </table:table-cell>
          <table:table-cell table:style-name="ce49" office:value-type="string">
            <text:p>Step 1: Show add new repository form</text:p>
          </table:table-cell>
          <table:table-cell table:style-name="ce49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49" office:value-type="string">
            <text:p>Add new repository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/>
          <table:table-cell table:number-columns-repeated="244"/>
        </table:table-row>
        <table:table-row table:style-name="ro25">
          <table:table-cell table:style-name="ce6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CCP-48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f:=CONCATENATE(&quot;WCM&quot;;&quot;/&quot;;[.B23])" office:value-type="string" office:string-value="WCM/CCP-481">
            <text:p>WCM/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49" office:value-type="string">
            <text:p>Step 2: Add new workspace</text:p>
          </table:table-cell>
          <table:table-cell table:style-name="ce49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49" office:value-type="string">
            <text:p>New workspace is added &amp; listed as a link in Add new repository form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CCP-48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481">
            <text:p>WCM/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49" office:value-type="string">
            <text:p>Step 3: Show form to edit added workspace</text:p>
          </table:table-cell>
          <table:table-cell table:style-name="ce49" office:value-type="string">
            <text:p>Click on the link of new added workspace</text:p>
          </table:table-cell>
          <table:table-cell table:style-name="ce49" office:value-type="string">
            <text:p>Information of selected workspace is displayed at step 1: the permission is correct a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 office:value-type="string">
            <text:p>the right : any/read is added by default</text:p>
          </table:table-cell>
          <table:table-cell table:number-columns-repeated="244"/>
        </table:table-row>
        <table:table-row table:style-name="ro19">
          <table:table-cell table:style-name="ce63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27" office:value-type="string">
            <text:p>CCP-484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484">
            <text:p>WCM/CCP-484</text:p>
          </table:table-cell>
          <table:table-cell table:style-name="ce169" office:value-type="string">
            <text:p>Check displaying node in left pane while selecting path for symlink</text:p>
          </table:table-cell>
          <table:table-cell table:style-name="ce49" office:value-type="string">
            <text:p>Step 1: Go to Manage Sites</text:p>
          </table:table-cell>
          <table:table-cell table:style-name="ce49" office:value-type="string">
            <text:p>- Login by admin</text:p>
            <text:p>- Go to Group/Sites Explorer/Sites Management</text:p>
          </table:table-cell>
          <table:table-cell table:style-name="ce49" office:value-type="string">
            <text:p>Sites Management drive is display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CCP-484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Select acme</text:p>
            <text:p>- Add new document</text:p>
          </table:table-cell>
          <table:table-cell table:style-name="ce49" office:value-type="string">
            <text:p>Add document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CCP-484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3: Show add symlink form</text:p>
          </table:table-cell>
          <table:table-cell table:style-name="ce49" office:value-type="string">
            <text:p>- In right pane: right click on blank area and select Add Sym Link from menu</text:p>
          </table:table-cell>
          <table:table-cell table:style-name="ce49" office:value-type="string">
            <text:p>Sym Link Manager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CCP-484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4: Show form to choose Target node</text:p>
          </table:table-cell>
          <table:table-cell table:style-name="ce49" office:value-type="string">
            <text:p>In Sym Link Manager form click + icon</text:p>
          </table:table-cell>
          <table:table-cell table:style-name="ce49" office:value-type="string">
            <text:p>Choose Target Node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26">
          <table:table-cell table:style-name="ce6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CCP-484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5: Check displaying node</text:p>
          </table:table-cell>
          <table:table-cell table:style-name="ce49" office:value-type="string">
            <text:p>In left pane, select sites content/live/acme</text:p>
          </table:table-cell>
          <table:table-cell table:style-name="ce49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 office:value-type="string">
            <text:p>Left pane list document nodes also</text:p>
          </table:table-cell>
          <table:table-cell table:number-columns-repeated="244"/>
        </table:table-row>
        <table:table-row table:style-name="ro18">
          <table:table-cell table:style-name="ce63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27" office:value-type="string">
            <text:p>CCP-403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30])" office:value-type="string" office:string-value="WCM/CCP-403">
            <text:p>WCM/CCP-403</text:p>
          </table:table-cell>
          <table:table-cell table:style-name="ce169" office:value-type="string">
            <text:p>Check showing uploaded file with illegal JCR characters in Name in Manage Publication form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2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CCP-403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403">
            <text:p>WCM/CCP-403</text:p>
          </table:table-cell>
          <table:table-cell table:style-name="ce49" office:value-type="string">
            <text:p>Check showing uploaded file with illegal JCR characters in Name in Manage Publication form</text:p>
          </table:table-cell>
          <table:table-cell table:style-name="ce49" office:value-type="string">
            <text:p>Step 2: View in Manage Publication</text:p>
          </table:table-cell>
          <table:table-cell table:style-name="ce49" office:value-type="string">
            <text:p>- Double click on uploaded file to view its content</text:p>
            <text:p>- Click Manage publication</text:p>
          </table:table-cell>
          <table:table-cell table:style-name="ce49" office:value-type="string">
            <text:p>File is displayed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2</text:p>
          </table:table-cell>
          <table:table-cell table:style-name="ce49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6">
          <table:table-cell table:style-name="ce63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table:style-name="ce27" office:value-type="string">
            <text:p>CCP-449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449">
            <text:p>WCM/CCP-449</text:p>
          </table:table-cell>
          <table:table-cell table:style-name="ce169" office:value-type="string">
            <text:p>Check changing publication status when update document (file)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CCP-449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449">
            <text:p>WCM/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49" office:value-type="string">
            <text:p>Step 2: Public file</text:p>
          </table:table-cell>
          <table:table-cell table:style-name="ce49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49" office:value-type="string">
            <text:p>- New version is added</text:p>
            <text:p>- The file is publish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/>
          <table:table-cell table:number-columns-repeated="244"/>
        </table:table-row>
        <table:table-row table:style-name="ro22">
          <table:table-cell table:style-name="ce6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CCP-449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449">
            <text:p>WCM/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49" office:value-type="string">
            <text:p>Step 3: Upload file with same name</text:p>
          </table:table-cell>
          <table:table-cell table:style-name="ce49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49" office:value-type="string">
            <text:p>- The file is uploaded, replace the first one</text:p>
            <text:p>- Status of document is dra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8">
          <table:table-cell table:style-name="ce63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27" office:value-type="string">
            <text:p>REGDMS-004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REGDMS-004">
            <text:p>WCM/REGDMS-004</text:p>
          </table:table-cell>
          <table:table-cell table:style-name="ce169" office:value-type="string">
            <text:p>Check showing Vote for Free layout web content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49" office:value-type="string">
            <text:p>New free layout web cont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DMS-004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REGDMS-004">
            <text:p>WCM/REGDMS-004</text:p>
          </table:table-cell>
          <table:table-cell table:style-name="ce49" office:value-type="string">
            <text:p>Check showing Vote for Free layout web content</text:p>
          </table:table-cell>
          <table:table-cell table:style-name="ce49" office:value-type="string">
            <text:p>Step 2: Vote</text:p>
          </table:table-cell>
          <table:table-cell table:style-name="ce49" office:value-type="string">
            <text:p>- Select added web content</text:p>
            <text:p>- Choose Collaboration on Action bar &amp; click Vote for document</text:p>
            <text:p>- Select star to vote</text:p>
          </table:table-cell>
          <table:table-cell table:style-name="ce49" office:value-type="string">
            <text:p>Information of this vot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3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27" office:value-type="string">
            <text:p>REGDMS-004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f:=CONCATENATE(&quot;WCM&quot;;&quot;/&quot;;[.B37])" office:value-type="string" office:string-value="WCM/REGDMS-004">
            <text:p>WCM/REGDMS-004</text:p>
          </table:table-cell>
          <table:table-cell table:style-name="ce169" office:value-type="string">
            <text:p>Check showing Comment for Free layout web content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49" office:value-type="string">
            <text:p>New free layout web cont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DMS-004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f:=CONCATENATE(&quot;WCM&quot;;&quot;/&quot;;[.B38])" office:value-type="string" office:string-value="WCM/REGDMS-004">
            <text:p>WCM/REGDMS-004</text:p>
          </table:table-cell>
          <table:table-cell table:style-name="ce49" office:value-type="string">
            <text:p>Check showing Comment for Free layout web content</text:p>
          </table:table-cell>
          <table:table-cell table:style-name="ce49" office:value-type="string">
            <text:p>Step 2: Comment</text:p>
          </table:table-cell>
          <table:table-cell table:style-name="ce49" office:value-type="string">
            <text:p>- Select added web content</text:p>
            <text:p>- Choose Collaboration on Action bar &amp; click Comment for document</text:p>
            <text:p>- Input comment</text:p>
            <text:p>- Click Save</text:p>
          </table:table-cell>
          <table:table-cell table:style-name="ce49" office:value-type="string">
            <text:p>Comment text is shown at the en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27" office:value-type="string">
            <text:p>REGDMS-005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39])" office:value-type="string" office:string-value="WCM/REGDMS-005">
            <text:p>WCM/REGDMS-005</text:p>
          </table:table-cell>
          <table:table-cell table:style-name="ce169" office:value-type="string">
            <text:p>Check displaying title of form in Workflow Controller</text:p>
          </table:table-cell>
          <table:table-cell table:style-name="ce49" office:value-type="string">
            <text:p>Step 1: Show Workflow Controller</text:p>
          </table:table-cell>
          <table:table-cell table:style-name="ce49" office:value-type="string">
            <text:p>- Login</text:p>
            <text:p>- Choose acme site</text:p>
            <text:p>- Go to Workflow Controller page</text:p>
          </table:table-cell>
          <table:table-cell table:style-name="ce49" office:value-type="string">
            <text:p>Workflow Controller page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number-columns-repeated="245"/>
        </table:table-row>
        <table:table-row table:style-name="ro19">
          <table:table-cell table:style-name="ce6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DMS-005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CONCATENATE(&quot;WCM&quot;;&quot;/&quot;;[.B40])" office:value-type="string" office:string-value="WCM/REGDMS-005">
            <text:p>WCM/REGDMS-005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Step 2: Check title of Holiday process start form</text:p>
          </table:table-cell>
          <table:table-cell table:style-name="ce49" office:value-type="string">
            <text:p>Click Manage Start in Action column at the line of holiday process</text:p>
          </table:table-cell>
          <table:table-cell table:style-name="ce49" office:value-type="string">
            <text:p>The Task Manager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DMS-005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f:=CONCATENATE(&quot;WCM&quot;;&quot;/&quot;;[.B41])" office:value-type="string" office:string-value="WCM/REGDMS-005">
            <text:p>WCM/REGDMS-005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Step 3: Check title of Pay raise process start form</text:p>
          </table:table-cell>
          <table:table-cell table:style-name="ce49" office:value-type="string">
            <text:p>Click Manage Start in Action column at the line of Pay raise process</text:p>
          </table:table-cell>
          <table:table-cell table:style-name="ce49" office:value-type="string">
            <text:p>The Task Manager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style-name="ce49"/>
          <table:table-cell table:number-columns-repeated="244"/>
        </table:table-row>
        <table:table-row table:style-name="ro1" table:number-rows-repeated="24">
          <table:table-cell table:style-name="ce63"/>
          <table:table-cell/>
          <table:table-cell table:style-name="ce74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4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6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number-columns-repeated="247" table:default-cell-style-name="Default"/>
        <table:table-row table:style-name="ro13">
          <table:table-cell/>
          <table:table-cell table:style-name="ce65" office:value-type="string">
            <text:p>TEST CASES</text:p>
          </table:table-cell>
          <table:table-cell table:style-name="ce69"/>
          <table:table-cell table:style-name="ce75" table:number-columns-repeated="2"/>
          <table:table-cell/>
          <table:table-cell table:style-name="ce75" table:number-columns-repeated="2"/>
          <table:table-cell table:style-name="ce83"/>
          <table:table-cell table:style-name="ce86"/>
          <table:table-cell/>
          <table:table-cell table:style-name="ce87" office:value-type="string">
            <text:p>Passed</text:p>
          </table:table-cell>
          <table:table-cell table:style-name="ce87" table:formula="of:=COUNTIF([.L$7:.L$971];[.$L1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0"/>
          <table:table-cell table:style-name="ce75" table:number-columns-repeated="2"/>
          <table:table-cell/>
          <table:table-cell table:style-name="ce75" table:number-columns-repeated="2"/>
          <table:table-cell table:style-name="ce83"/>
          <table:table-cell table:number-columns-repeated="2"/>
          <table:table-cell table:style-name="ce87" office:value-type="string">
            <text:p>Failed</text:p>
          </table:table-cell>
          <table:table-cell table:style-name="ce87" table:formula="of:=COUNTIF([.L$7:.L$971];[.$L2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1"/>
        </table:table-row>
        <table:table-row table:style-name="ro14">
          <table:table-cell/>
          <table:table-cell table:style-name="ce67" office:value-type="string">
            <text:p>Function List:</text:p>
          </table:table-cell>
          <table:table-cell table:style-name="ce71" office:value-type="string" table:number-columns-spanned="3" table:number-rows-spanned="1">
            <text:p>Bugs on DMS 2.5.x for regression test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4"/>
          <table:table-cell table:number-columns-repeated="2"/>
          <table:table-cell table:style-name="ce87" office:value-type="string">
            <text:p>Blocked</text:p>
          </table:table-cell>
          <table:table-cell table:style-name="ce87" table:formula="of:=COUNTIF([.L$7:.L$971];[.$L3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1"/>
        </table:table-row>
        <table:table-row table:style-name="ro7">
          <table:table-cell/>
          <table:table-cell table:style-name="ce67" office:value-type="string">
            <text:p>Total Main Cases:</text:p>
          </table:table-cell>
          <table:table-cell table:style-name="ce72" table:formula="of:=MAX([.A7:.A954])" office:value-type="float" office:value="16" table:number-columns-spanned="3" table:number-rows-spanned="1">
            <text:p>16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4"/>
          <table:table-cell table:number-columns-repeated="2"/>
          <table:table-cell table:style-name="ce88" office:value-type="string">
            <text:p>Untested</text:p>
          </table:table-cell>
          <table:table-cell table:style-name="ce87" table:formula="of:=COUNTIF([.L$7:.L$971];[.$L4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1"/>
        </table:table-row>
        <table:table-row table:style-name="ro13">
          <table:table-cell/>
          <table:table-cell table:style-name="ce68"/>
          <table:table-cell table:style-name="ce73"/>
          <table:table-cell table:style-name="ce77" table:number-columns-repeated="2"/>
          <table:table-cell table:style-name="ce77" office:value-type="string">
            <text:p><text:s/></text:p>
          </table:table-cell>
          <table:table-cell table:style-name="ce77" table:number-columns-repeated="2"/>
          <table:table-cell table:style-name="ce85"/>
          <table:table-cell table:number-columns-repeated="2"/>
          <table:table-cell office:value-type="string">
            <text:p>N/A</text:p>
          </table:table-cell>
          <table:table-cell table:style-name="ce87" table:formula="of:=COUNTIF([.L$7:.L$971];[.$L5])" office:value-type="float" office:value="0">
            <text:p>0</text:p>
          </table:table-cell>
          <table:table-cell table:style-name="ce87" table:number-columns-repeated="2"/>
          <table:table-cell table:style-name="ce73" table:number-columns-repeated="219"/>
          <table:table-cell table:number-columns-repeated="21"/>
        </table:table-row>
        <table:table-row table:style-name="ro7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90" table:number-columns-repeated="7"/>
          <table:table-cell table:style-name="ce92" table:number-columns-repeated="211"/>
          <table:table-cell table:style-name="ce85" table:number-columns-repeated="4"/>
          <table:table-cell table:style-name="ce93" table:number-columns-repeated="21"/>
        </table:table-row>
        <table:table-row table:style-name="ro16">
          <table:table-cell table:style-name="ce63" office:value-type="float" office:value="1">
            <text:p>001</text:p>
          </table:table-cell>
          <table:table-cell table:style-name="ce27" office:value-type="string">
            <text:p>CCP-342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CCP-342">
            <text:p>WCM/CCP-342</text:p>
          </table:table-cell>
          <table:table-cell table:style-name="ce169" office:value-type="string">
            <text:p>Check the name of document author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number-columns-repeated="245"/>
        </table:table-row>
        <table:table-row table:style-name="ro18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342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2: Add more view to display</text:p>
          </table:table-cell>
          <table:table-cell table:style-name="ce49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49" office:value-type="string">
            <text:p>Drive is edi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CCP-342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3: Check owner of added document in admin view</text:p>
          </table:table-cell>
          <table:table-cell table:style-name="ce49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23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342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4: Check owner of add document in system view</text:p>
          </table:table-cell>
          <table:table-cell table:style-name="ce49" office:value-type="string">
            <text:p>- Select system view</text:p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23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CCP-342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5: Check owner of add document in wcm view</text:p>
          </table:table-cell>
          <table:table-cell table:style-name="ce49" office:value-type="string">
            <text:p>- Select wcm view</text:p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16">
          <table:table-cell table:style-name="ce63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27" office:value-type="string">
            <text:p>CCP-419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12])" office:value-type="string" office:string-value="WCM/CCP-419">
            <text:p>WCM/CCP-419</text:p>
          </table:table-cell>
          <table:table-cell table:style-name="ce169" office:value-type="string">
            <text:p>Check delete tag for document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CCP-419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9" table:formula="of:=CONCATENATE(&quot;WCM&quot;;&quot;/&quot;;[.B13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2: Add tag for document</text:p>
          </table:table-cell>
          <table:table-cell table:style-name="ce49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49" office:value-type="string">
            <text:p>Tag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CCP-419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f:=CONCATENATE(&quot;WCM&quot;;&quot;/&quot;;[.B14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3: Check listing added tag</text:p>
          </table:table-cell>
          <table:table-cell table:style-name="ce49" office:value-type="string">
            <text:p>- Click Tag cloud icon</text:p>
          </table:table-cell>
          <table:table-cell table:style-name="ce49" office:value-type="string">
            <text:p>Added tag is listed in lef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23">
          <table:table-cell table:style-name="ce6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CCP-419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4: Check listing document from specific tag</text:p>
          </table:table-cell>
          <table:table-cell table:style-name="ce49" office:value-type="string">
            <text:p>Click on name of tag in left pane</text:p>
          </table:table-cell>
          <table:table-cell table:style-name="ce49" office:value-type="string">
            <text:p>Added document above is listed in righ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CCP-419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5: Delete tag</text:p>
          </table:table-cell>
          <table:table-cell table:style-name="ce49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49" office:value-type="string">
            <text:p>Tag is dele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 office:value-type="string">
            <text:p>Can not delete</text:p>
          </table:table-cell>
          <table:table-cell table:number-columns-repeated="244"/>
        </table:table-row>
        <table:table-row table:style-name="ro11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CCP-419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6: Check after deleting tag</text:p>
          </table:table-cell>
          <table:table-cell table:style-name="ce49" office:value-type="string">
            <text:p>- Click Tag cloud icon</text:p>
            <text:p>- Click on name of tag in left pane</text:p>
          </table:table-cell>
          <table:table-cell table:style-name="ce49" office:value-type="string">
            <text:p>There's no document lis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3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170" office:value-type="string">
            <text:p>CCP-523</text:p>
          </table:table-cell>
          <table:table-cell table:style-name="ce171" office:value-type="float" office:value="1">
            <text:p>001</text:p>
          </table:table-cell>
          <table:table-cell table:style-name="ce169" table:formula="of:=CONCATENATE(&quot;WCM&quot;;&quot;/&quot;;[.B18])" office:value-type="string" office:string-value="WCM/CCP-523">
            <text:p>WCM/CCP-523</text:p>
          </table:table-cell>
          <table:table-cell table:style-name="ce16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1: Add more view on drive</text:p>
          </table:table-cell>
          <table:table-cell table:style-name="ce49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49" office:value-type="string">
            <text:p>Drive is edi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CCP-523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49" office:value-type="string">
            <text:p>Upload file is don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CCP-523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3: View Metadata</text:p>
          </table:table-cell>
          <table:table-cell table:style-name="ce49" office:value-type="string">
            <text:p>- Choose Admin view</text:p>
            <text:p>- Select uploaded file</text:p>
            <text:p>- Click View Metadata in Info tab</text:p>
          </table:table-cell>
          <table:table-cell table:style-name="ce49" office:value-type="string">
            <text:p>View metadata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number-columns-repeated="245"/>
        </table:table-row>
        <table:table-row table:style-name="ro21">
          <table:table-cell table:style-name="ce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CCP-523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4: Edit metadata</text:p>
          </table:table-cell>
          <table:table-cell table:style-name="ce49" office:value-type="string">
            <text:p>- Click Add Edit</text:p>
            <text:p>- Change value for Date</text:p>
            <text:p>- Click Add item at another field</text:p>
          </table:table-cell>
          <table:table-cell table:style-name="ce49" office:value-type="string">
            <text:p>New text box is added for that field, Date keeps changed valu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6">
          <table:table-cell table:style-name="ce63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27" office:value-type="string">
            <text:p>CCP-508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508">
            <text:p>WCM/CCP-508</text:p>
          </table:table-cell>
          <table:table-cell table:style-name="ce169" office:value-type="string">
            <text:p>Check sorting document by Modified date</text:p>
          </table:table-cell>
          <table:table-cell table:style-name="ce49" office:value-type="string">
            <text:p>Step 1: Sort by Modified date</text:p>
          </table:table-cell>
          <table:table-cell table:style-name="ce49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49" office:value-type="string">
            <text:p>All nodes are sort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49" office:value-type="string">
            <text:p>Sort doesn't work.</text:p>
          </table:table-cell>
          <table:table-cell table:number-columns-repeated="244"/>
        </table:table-row>
        <table:table-row table:style-name="ro26">
          <table:table-cell table:style-name="ce63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27" office:value-type="string">
            <text:p>CCP-508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49" table:formula="of:=CONCATENATE(&quot;WCM&quot;;&quot;/&quot;;[.B23])" office:value-type="string" office:string-value="WCM/CCP-508">
            <text:p>WCM/CCP-508</text:p>
          </table:table-cell>
          <table:table-cell table:style-name="ce169" office:value-type="string">
            <text:p>Check sorting document by Created date</text:p>
          </table:table-cell>
          <table:table-cell table:style-name="ce49" office:value-type="string">
            <text:p>Step 1: Sort by Created date</text:p>
          </table:table-cell>
          <table:table-cell table:style-name="ce49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49" office:value-type="string">
            <text:p>All nodes are sort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49" office:value-type="string">
            <text:p>Sort doesn't work.</text:p>
          </table:table-cell>
          <table:table-cell table:number-columns-repeated="244"/>
        </table:table-row>
        <table:table-row table:style-name="ro21">
          <table:table-cell table:style-name="ce63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27" office:value-type="string">
            <text:p>CCP-532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532">
            <text:p>WCM/CCP-532</text:p>
          </table:table-cell>
          <table:table-cell table:style-name="ce169" office:value-type="string">
            <text:p>Check deleting content created in category from the web content folder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49" office:value-type="string">
            <text:p>New free layout cont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CCP-532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532">
            <text:p>WCM/CCP-532</text:p>
          </table:table-cell>
          <table:table-cell table:style-name="ce49" office:value-type="string">
            <text:p>Check deleting content created in category from the web content folder</text:p>
          </table:table-cell>
          <table:table-cell table:style-name="ce49" office:value-type="string">
            <text:p>Step 2: Delete content</text:p>
          </table:table-cell>
          <table:table-cell table:style-name="ce49" office:value-type="string">
            <text:p>- Go to "/classic/web contents/YYYY/MM/DD".</text:p>
            <text:p>- Delete added web content</text:p>
          </table:table-cell>
          <table:table-cell table:style-name="ce49" office:value-type="string">
            <text:p>Delete content is don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49" office:value-type="string">
            <text:p>"msg" message and the exception</text:p>
          </table:table-cell>
          <table:table-cell table:number-columns-repeated="244"/>
        </table:table-row>
        <table:table-row table:style-name="ro16">
          <table:table-cell table:style-name="ce63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27" office:value-type="string">
            <text:p>CCP-529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CCP-529">
            <text:p>WCM/CCP-529</text:p>
          </table:table-cell>
          <table:table-cell table:style-name="ce169" office:value-type="string">
            <text:p>Check publish &amp; view node properties after restore version from Manage Version</text:p>
          </table:table-cell>
          <table:table-cell table:style-name="ce49" office:value-type="string">
            <text:p>Step 1: Add admin view in drive</text:p>
          </table:table-cell>
          <table:table-cell table:style-name="ce49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3: Add version for node</text:p>
          </table:table-cell>
          <table:table-cell table:style-name="ce49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49" office:value-type="string">
            <text:p>Document is added in different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4: Export node with version</text:p>
          </table:table-cell>
          <table:table-cell table:style-name="ce49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49" office:value-type="string">
            <text:p>2 files are expor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WCM&quot;;&quot;/&quot;;[.B30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5: View node properties</text:p>
          </table:table-cell>
          <table:table-cell table:style-name="ce49" office:value-type="string">
            <text:p>Click View node type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6: Publish content</text:p>
          </table:table-cell>
          <table:table-cell table:style-name="ce49" office:value-type="string">
            <text:p>- Click Manage Publication in Admin tab of Admin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7">
          <table:table-cell table:style-name="ce6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7: Import node</text:p>
          </table:table-cell>
          <table:table-cell table:style-name="ce49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49" office:value-type="string">
            <text:p>Document is imported with all versions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8: Show Manage Versions form</text:p>
          </table:table-cell>
          <table:table-cell table:style-name="ce49" office:value-type="string">
            <text:p>- Select imported document</text:p>
            <text:p>- Click Manage Version in Admin tab of admin view</text:p>
          </table:table-cell>
          <table:table-cell table:style-name="ce49" office:value-type="string">
            <text:p>Manage version form is shown, list all versions of document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9">
          <table:table-cell table:style-name="ce6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9: Restore from Manage Versions</text:p>
          </table:table-cell>
          <table:table-cell table:style-name="ce49" office:value-type="string">
            <text:p>- Click Restore Version icon at a specific version</text:p>
            <text:p>- Close Manage version form</text:p>
          </table:table-cell>
          <table:table-cell table:style-name="ce49" office:value-type="string">
            <text:p>Restore successfully, content of document is restored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1">
          <table:table-cell table:style-name="ce6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10: View node properties</text:p>
          </table:table-cell>
          <table:table-cell table:style-name="ce49" office:value-type="string">
            <text:p>Click View node type in Info tab 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11: Publish content</text:p>
          </table:table-cell>
          <table:table-cell table:style-name="ce49" office:value-type="string">
            <text:p>- Click Manage Publication in Publication tab of WCM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6">
          <table:table-cell table:style-name="ce63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008</text:p>
          </table:table-cell>
          <table:table-cell table:style-name="ce27" office:value-type="string">
            <text:p>CCP-529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f:=CONCATENATE(&quot;WCM&quot;;&quot;/&quot;;[.B37])" office:value-type="string" office:string-value="WCM/CCP-529">
            <text:p>WCM/CCP-529</text:p>
          </table:table-cell>
          <table:table-cell table:style-name="ce16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: Add admin view in drive</text:p>
          </table:table-cell>
          <table:table-cell table:style-name="ce49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f:=CONCATENATE(&quot;WCM&quot;;&quot;/&quot;;[.B38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49" table:formula="of:=CONCATENATE(&quot;WCM&quot;;&quot;/&quot;;[.B39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3: Add version for node</text:p>
          </table:table-cell>
          <table:table-cell table:style-name="ce49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49" office:value-type="string">
            <text:p>Document is added in different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49" table:formula="of:=CONCATENATE(&quot;WCM&quot;;&quot;/&quot;;[.B40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4: Export node with version</text:p>
          </table:table-cell>
          <table:table-cell table:style-name="ce49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49" office:value-type="string">
            <text:p>2 files are expor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49" table:formula="of:=CONCATENATE(&quot;WCM&quot;;&quot;/&quot;;[.B41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5: View node properties</text:p>
          </table:table-cell>
          <table:table-cell table:style-name="ce49" office:value-type="string">
            <text:p>Click View node type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49" table:formula="of:=CONCATENATE(&quot;WCM&quot;;&quot;/&quot;;[.B42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6: Publish content</text:p>
          </table:table-cell>
          <table:table-cell table:style-name="ce49" office:value-type="string">
            <text:p>- Click Manage Publication in Admin tab of Admin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7">
          <table:table-cell table:style-name="ce6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49" table:formula="of:=CONCATENATE(&quot;WCM&quot;;&quot;/&quot;;[.B43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7: Import node</text:p>
          </table:table-cell>
          <table:table-cell table:style-name="ce49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49" office:value-type="string">
            <text:p>Document is imported with all versions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49" table:formula="of:=CONCATENATE(&quot;WCM&quot;;&quot;/&quot;;[.B44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8: Show Manage Versions form</text:p>
          </table:table-cell>
          <table:table-cell table:style-name="ce49" office:value-type="string">
            <text:p>- Select imported document</text:p>
            <text:p>- Click Manage Publication</text:p>
          </table:table-cell>
          <table:table-cell table:style-name="ce49" office:value-type="string">
            <text:p>Manage publication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9">
          <table:table-cell table:style-name="ce6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49" table:formula="of:=CONCATENATE(&quot;WCM&quot;;&quot;/&quot;;[.B45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9: Restore from Manage Versions</text:p>
          </table:table-cell>
          <table:table-cell table:style-name="ce49" office:value-type="string">
            <text:p>- Click Restore Version icon at a specific version</text:p>
            <text:p>- Close Manage publication form</text:p>
          </table:table-cell>
          <table:table-cell table:style-name="ce49" office:value-type="string">
            <text:p>Restore successfully, content of document is restored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1">
          <table:table-cell table:style-name="ce6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49" table:formula="of:=CONCATENATE(&quot;WCM&quot;;&quot;/&quot;;[.B46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0: View node properties</text:p>
          </table:table-cell>
          <table:table-cell table:style-name="ce49" office:value-type="string">
            <text:p>Click View node type in Info tab 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49" table:formula="of:=CONCATENATE(&quot;WCM&quot;;&quot;/&quot;;[.B47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1: Publish content</text:p>
          </table:table-cell>
          <table:table-cell table:style-name="ce49" office:value-type="string">
            <text:p>- Click Manage Publication in Publication tab of WCM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9">
          <table:table-cell table:style-name="ce63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009</text:p>
          </table:table-cell>
          <table:table-cell table:style-name="ce27" office:value-type="string">
            <text:p>CCP-511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48])" office:value-type="string" office:string-value="WCM/CCP-511">
            <text:p>WCM/CCP-511</text:p>
          </table:table-cell>
          <table:table-cell table:style-name="ce169" office:value-type="string">
            <text:p>Check if “Path not found” is translated into French</text:p>
          </table:table-cell>
          <table:table-cell table:style-name="ce49" office:value-type="string">
            <text:p>Step 1: Login</text:p>
          </table:table-cell>
          <table:table-cell table:style-name="ce49" office:value-type="string">
            <text:p>- Logged as root under two browsers (FF &amp; IE).</text:p>
            <text:p>- Change display language in FF to French</text:p>
          </table:table-cell>
          <table:table-cell table:style-name="ce49" office:value-type="string">
            <text:p>Login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23">
          <table:table-cell table:style-name="ce6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CCP-51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f:=CONCATENATE(&quot;WCM&quot;;&quot;/&quot;;[.B49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2: Add node</text:p>
          </table:table-cell>
          <table:table-cell table:style-name="ce49" office:value-type="string">
            <text:p>In IE:</text:p>
            <text:p>- Go to Sites Explorer &amp; add 1 node (folder/document)</text:p>
          </table:table-cell>
          <table:table-cell table:style-name="ce49" office:value-type="string">
            <text:p>Node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23">
          <table:table-cell table:style-name="ce6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CCP-51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f:=CONCATENATE(&quot;WCM&quot;;&quot;/&quot;;[.B50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3: Show added node in FF</text:p>
          </table:table-cell>
          <table:table-cell table:style-name="ce49" office:value-type="string">
            <text:p>In FF: refresh browser to see added node in Sites Explorer</text:p>
          </table:table-cell>
          <table:table-cell table:style-name="ce49" office:value-type="string">
            <text:p>Node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19">
          <table:table-cell table:style-name="ce6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CCP-51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49" table:formula="of:=CONCATENATE(&quot;WCM&quot;;&quot;/&quot;;[.B51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4: Remove node</text:p>
          </table:table-cell>
          <table:table-cell table:style-name="ce49" office:value-type="string">
            <text:p>In IE: </text:p>
            <text:p>- Right click on node &amp; select Delete</text:p>
            <text:p>- Click OK to confirm</text:p>
          </table:table-cell>
          <table:table-cell table:style-name="ce49" office:value-type="string">
            <text:p>Node is dele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27">
          <table:table-cell table:style-name="ce6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CCP-51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49" table:formula="of:=CONCATENATE(&quot;WCM&quot;;&quot;/&quot;;[.B52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5: View deleted node</text:p>
          </table:table-cell>
          <table:table-cell table:style-name="ce49" office:value-type="string">
            <text:p>In FF: Click on node (that was deleted at step 4)</text:p>
          </table:table-cell>
          <table:table-cell table:style-name="ce49" office:value-type="string">
            <text:p>Show message: Cet élément a été modifié ou supprimé. Veuillez cliquer sur le bouton "Actualiser" 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style-name="ce49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6">
          <table:table-cell table:style-name="ce63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010</text:p>
          </table:table-cell>
          <table:table-cell table:style-name="ce27" office:value-type="string">
            <text:p>CCP-619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53])" office:value-type="string" office:string-value="WCM/CCP-619">
            <text:p>WCM/CCP-619</text:p>
          </table:table-cell>
          <table:table-cell table:style-name="ce169" office:value-type="string">
            <text:p>Check refreshing Content Browser after deleting node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3">
          <table:table-cell table:style-name="ce6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CCP-619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49" table:formula="of:=CONCATENATE(&quot;WCM&quot;;&quot;/&quot;;[.B54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2: Add sub folder</text:p>
          </table:table-cell>
          <table:table-cell table:style-name="ce49" office:value-type="string">
            <text:p>- Select added folder Test</text:p>
            <text:p>- Add another folder named folder-1</text:p>
          </table:table-cell>
          <table:table-cell table:style-name="ce49" office:value-type="string">
            <text:p>Add sub folder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6">
          <table:table-cell table:style-name="ce6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CCP-619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49" table:formula="of:=CONCATENATE(&quot;WCM&quot;;&quot;/&quot;;[.B55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3: Configure CB</text:p>
          </table:table-cell>
          <table:table-cell table:style-name="ce49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49" office:value-type="string">
            <text:p>View content of Test folder (folder-1)</text:p>
          </table:table-cell>
          <table:table-cell table:number-columns-repeated="247"/>
        </table:table-row>
        <table:table-row table:style-name="ro23">
          <table:table-cell table:style-name="ce6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CCP-619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49" table:formula="of:=CONCATENATE(&quot;WCM&quot;;&quot;/&quot;;[.B56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4: Delete folder</text:p>
          </table:table-cell>
          <table:table-cell table:style-name="ce49" office:value-type="string">
            <text:p>- Back to Sites Explorer</text:p>
            <text:p>- Delete folder-1</text:p>
          </table:table-cell>
          <table:table-cell table:style-name="ce49" office:value-type="string">
            <text:p>Folder is deleted</text:p>
          </table:table-cell>
          <table:table-cell table:number-columns-repeated="247"/>
        </table:table-row>
        <table:table-row table:style-name="ro27">
          <table:table-cell table:style-name="ce6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CCP-619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49" table:formula="of:=CONCATENATE(&quot;WCM&quot;;&quot;/&quot;;[.B57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5: Check CB after deleting folder</text:p>
          </table:table-cell>
          <table:table-cell table:style-name="ce49" office:value-type="string">
            <text:p>Back to CB</text:p>
          </table:table-cell>
          <table:table-cell table:style-name="ce49" office:value-type="string">
            <text:p>the folder-1 was removed in the category tree</text:p>
          </table:table-cell>
          <table:table-cell table:number-columns-repeated="2"/>
          <table:table-cell table:style-name="ce49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6">
          <table:table-cell table:style-name="ce63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011</text:p>
          </table:table-cell>
          <table:table-cell table:style-name="ce27" office:value-type="string">
            <text:p>CCP-619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49" table:formula="of:=CONCATENATE(&quot;WCM&quot;;&quot;/&quot;;[.B58])" office:value-type="string" office:string-value="WCM/CCP-619">
            <text:p>WCM/CCP-619</text:p>
          </table:table-cell>
          <table:table-cell table:style-name="ce169" office:value-type="string">
            <text:p>Check refreshing Content Browser after adding node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6">
          <table:table-cell table:style-name="ce6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CCP-619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49" table:formula="of:=CONCATENATE(&quot;WCM&quot;;&quot;/&quot;;[.B59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2: Configure CB</text:p>
          </table:table-cell>
          <table:table-cell table:style-name="ce49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49" office:value-type="string">
            <text:p>View content of Test folder (folder-1)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3">
          <table:table-cell table:style-name="ce6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CCP-619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49" table:formula="of:=CONCATENATE(&quot;WCM&quot;;&quot;/&quot;;[.B60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3: Add folder</text:p>
          </table:table-cell>
          <table:table-cell table:style-name="ce49" office:value-type="string">
            <text:p>- Back to Sites Explorer</text:p>
            <text:p>- Create new folder-1 under Test</text:p>
          </table:table-cell>
          <table:table-cell table:style-name="ce49" office:value-type="string">
            <text:p>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16">
          <table:table-cell table:style-name="ce6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CCP-619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49" table:formula="of:=CONCATENATE(&quot;WCM&quot;;&quot;/&quot;;[.B61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4: Check CB after adding folder</text:p>
          </table:table-cell>
          <table:table-cell table:style-name="ce49" office:value-type="string">
            <text:p>Back to CB</text:p>
          </table:table-cell>
          <table:table-cell table:style-name="ce49" office:value-type="string">
            <text:p>there's folder-1 in the category tre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style-name="ce49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19">
          <table:table-cell table:style-name="ce63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012</text:p>
          </table:table-cell>
          <table:table-cell table:style-name="ce27" office:value-type="string">
            <text:p>CCP-521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62])" office:value-type="string" office:string-value="WCM/CCP-521">
            <text:p>WCM/CCP-521</text:p>
          </table:table-cell>
          <table:table-cell table:style-name="ce169" office:value-type="string">
            <text:p>Check using List View in Sites Explorer</text:p>
          </table:table-cell>
          <table:table-cell table:style-name="ce49" office:value-type="string">
            <text:p>Step 1: Add view</text:p>
          </table:table-cell>
          <table:table-cell table:style-name="ce49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5</text:p>
          </table:table-cell>
          <table:table-cell table:number-columns-repeated="245"/>
        </table:table-row>
        <table:table-row table:style-name="ro18">
          <table:table-cell table:style-name="ce6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CCP-521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49" table:formula="of:=CONCATENATE(&quot;WCM&quot;;&quot;/&quot;;[.B63])" office:value-type="string" office:string-value="WCM/CCP-521">
            <text:p>WCM/CCP-521</text:p>
          </table:table-cell>
          <table:table-cell table:style-name="ce49" office:value-type="string">
            <text:p>Check using List View in Sites Explorer</text:p>
          </table:table-cell>
          <table:table-cell table:style-name="ce49" office:value-type="string">
            <text:p>Step 2: Check showing Sites Explorer</text:p>
          </table:table-cell>
          <table:table-cell table:style-name="ce49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49" office:value-type="string">
            <text:p>Showing node is OK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5</text:p>
          </table:table-cell>
          <table:table-cell table:style-name="ce49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19">
          <table:table-cell table:style-name="ce63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013</text:p>
          </table:table-cell>
          <table:table-cell table:style-name="ce27" office:value-type="string">
            <text:p>CCP-553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64])" office:value-type="string" office:string-value="WCM/CCP-553">
            <text:p>WCM/CCP-553</text:p>
          </table:table-cell>
          <table:table-cell table:style-name="ce169" office:value-type="string">
            <text:p>Check showing iterator in IE</text:p>
          </table:table-cell>
          <table:table-cell table:style-name="ce49" office:value-type="string">
            <text:p>Step 1: Add view</text:p>
          </table:table-cell>
          <table:table-cell table:style-name="ce49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27">
          <table:table-cell table:style-name="ce63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CCP-553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49" table:formula="of:=CONCATENATE(&quot;WCM&quot;;&quot;/&quot;;[.B65])" office:value-type="string" office:string-value="WCM/CCP-553">
            <text:p>WCM/CCP-553</text:p>
          </table:table-cell>
          <table:table-cell table:style-name="ce49" office:value-type="string">
            <text:p>Check showing iterator in IE</text:p>
          </table:table-cell>
          <table:table-cell table:style-name="ce49" office:value-type="string">
            <text:p>Step 2: Import file</text:p>
          </table:table-cell>
          <table:table-cell table:style-name="ce49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16">
          <table:table-cell table:style-name="ce6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CCP-553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49" table:formula="of:=CONCATENATE(&quot;WCM&quot;;&quot;/&quot;;[.B66])" office:value-type="string" office:string-value="WCM/CCP-553">
            <text:p>WCM/CCP-553</text:p>
          </table:table-cell>
          <table:table-cell table:style-name="ce49" office:value-type="string">
            <text:p>Check showing iterator in IE</text:p>
          </table:table-cell>
          <table:table-cell table:style-name="ce49" office:value-type="string">
            <text:p>Step 3: Change the preference setting</text:p>
          </table:table-cell>
          <table:table-cell table:style-name="ce49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49" office:value-type="string">
            <text:p>There's iterator to separate nodes in pages. It is displayed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style-name="ce49" office:value-type="string">
            <text:p>In IE, the iterator is displayed incorrectly</text:p>
          </table:table-cell>
          <table:table-cell table:number-columns-repeated="244"/>
        </table:table-row>
        <table:table-row table:style-name="ro21">
          <table:table-cell table:style-name="ce63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014</text:p>
          </table:table-cell>
          <table:table-cell table:style-name="ce27" office:value-type="string">
            <text:p>CCP-551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67])" office:value-type="string" office:string-value="WCM/CCP-551">
            <text:p>WCM/CCP-551</text:p>
          </table:table-cell>
          <table:table-cell table:style-name="ce169" office:value-type="string">
            <text:p>Cannot scroll when using drag &amp; drop nodes in JCR explorer from up to bottom</text:p>
            <text:p/>
          </table:table-cell>
          <table:table-cell table:style-name="ce49" office:value-type="string">
            <text:p>Step 1: Select node</text:p>
          </table:table-cell>
          <table:table-cell table:style-name="ce49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49" office:value-type="string">
            <text:p>Nodes are listed, there's scroll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99</text:p>
          </table:table-cell>
          <table:table-cell table:number-columns-repeated="245"/>
        </table:table-row>
        <table:table-row table:style-name="ro21">
          <table:table-cell table:style-name="ce6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CCP-551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49" table:formula="of:=CONCATENATE(&quot;WCM&quot;;&quot;/&quot;;[.B68])" office:value-type="string" office:string-value="WCM/CCP-551">
            <text:p>WCM/CCP-551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49" office:value-type="string">
            <text:p>Step 2: Drag &amp; drop node</text:p>
          </table:table-cell>
          <table:table-cell table:style-name="ce49" office:value-type="string">
            <text:p>Try to drag &amp; drop the first node from right pane to the bottom of left pane</text:p>
          </table:table-cell>
          <table:table-cell table:style-name="ce49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99</text:p>
          </table:table-cell>
          <table:table-cell table:style-name="ce49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19">
          <table:table-cell table:style-name="ce63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015</text:p>
          </table:table-cell>
          <table:table-cell table:style-name="ce27" office:value-type="string">
            <text:p>CCP-546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69])" office:value-type="string" office:string-value="WCM/CCP-546">
            <text:p>WCM/CCP-546</text:p>
          </table:table-cell>
          <table:table-cell table:style-name="ce169" office:value-type="string">
            <text:p>Check if tag name can be 30 characters length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Go to Sites Explorer --&gt; Sites Management --&gt; acme --&gt; document</text:p>
            <text:p>- Add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1">
          <table:table-cell table:style-name="ce63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CCP-546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49" table:formula="of:=CONCATENATE(&quot;WCM&quot;;&quot;/&quot;;[.B70])" office:value-type="string" office:string-value="WCM/CCP-546">
            <text:p>WCM/CCP-546</text:p>
          </table:table-cell>
          <table:table-cell table:style-name="ce49" office:value-type="string">
            <text:p>Check if tag name can be 30 characters length</text:p>
          </table:table-cell>
          <table:table-cell table:style-name="ce49" office:value-type="string">
            <text:p>Step 2: Add tag</text:p>
          </table:table-cell>
          <table:table-cell table:style-name="ce49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49" office:value-type="string">
            <text:p>New tag is added for document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9">
          <table:table-cell table:style-name="ce63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016</text:p>
          </table:table-cell>
          <table:table-cell table:style-name="ce27" office:value-type="string">
            <text:p>CCP-546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49" table:formula="of:=CONCATENATE(&quot;WCM&quot;;&quot;/&quot;;[.B71])" office:value-type="string" office:string-value="WCM/CCP-546">
            <text:p>WCM/CCP-546</text:p>
          </table:table-cell>
          <table:table-cell table:style-name="ce169" office:value-type="string">
            <text:p>Check if tag name can't be over 30 characters length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Go to Sites Explorer --&gt; Sites Management --&gt; acme --&gt; document</text:p>
            <text:p>- Add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1">
          <table:table-cell table:style-name="ce6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CCP-546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49" table:formula="of:=CONCATENATE(&quot;WCM&quot;;&quot;/&quot;;[.B72])" office:value-type="string" office:string-value="WCM/CCP-546">
            <text:p>WCM/CCP-546</text:p>
          </table:table-cell>
          <table:table-cell table:style-name="ce49" office:value-type="string">
            <text:p>Check if tag name can't be over 30 characters length</text:p>
          </table:table-cell>
          <table:table-cell table:style-name="ce49" office:value-type="string">
            <text:p>Step 2: Add tag</text:p>
          </table:table-cell>
          <table:table-cell table:style-name="ce49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49" office:value-type="string">
            <text:p>Show alert messag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49" table:number-columns-repeated="4"/>
          <table:table-cell table:number-columns-repeated="247"/>
        </table:table-row>
        <table:table-row table:style-name="ro1" table:number-rows-repeated="6539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34" table:default-cell-style-name="ce179"/>
        <table:table-column table:style-name="co35" table:default-cell-style-name="ce179"/>
        <table:table-column table:style-name="co27" table:default-cell-style-name="ce179"/>
        <table:table-column table:style-name="co36" table:default-cell-style-name="ce179"/>
        <table:table-column table:style-name="co37" table:number-columns-repeated="2" table:default-cell-style-name="ce179"/>
        <table:table-column table:style-name="co38" table:number-columns-repeated="245" table:default-cell-style-name="ce179"/>
        <table:table-column table:style-name="co38" table:number-columns-repeated="5" table:default-cell-style-name="Default"/>
        <table:table-column table:style-name="co8" table:number-columns-repeated="768" table:default-cell-style-name="Default"/>
        <table:table-row table:style-name="ro28">
          <table:table-cell table:style-name="ce172" office:value-type="string" table:number-columns-spanned="4" table:number-rows-spanned="2">
            <text:p>DMS 2.5.x Regression Tests List on AIO</text:p>
          </table:table-cell>
          <table:covered-table-cell table:style-name="ce172"/>
          <table:covered-table-cell table:style-name="ce172"/>
          <table:covered-table-cell table:style-name="ce186"/>
          <table:table-cell table:style-name="ce186"/>
          <table:table-cell table:style-name="ce18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773"/>
        </table:table-row>
        <table:table-row table:style-name="ro28">
          <table:covered-table-cell table:style-name="ce173"/>
          <table:covered-table-cell table:style-name="ce173"/>
          <table:covered-table-cell table:style-name="ce173"/>
          <table:covered-table-cell table:style-name="ce186"/>
          <table:table-cell table:style-name="ce186"/>
          <table:covered-table-cell table:style-name="ce188"/>
          <table:table-cell table:style-name="Default" table:number-columns-repeated="245"/>
          <table:table-cell table:number-columns-repeated="773"/>
        </table:table-row>
        <table:table-row table:style-name="ro29">
          <table:table-cell table:style-name="ce174" office:value-type="string">
            <text:p>Id</text:p>
          </table:table-cell>
          <table:table-cell table:style-name="ce174" office:value-type="string">
            <text:p>Product</text:p>
          </table:table-cell>
          <table:table-cell table:style-name="ce185" office:value-type="string">
            <text:p>Functionality</text:p>
          </table:table-cell>
          <table:table-cell table:style-name="ce185" office:value-type="string">
            <text:p>Bug summary</text:p>
          </table:table-cell>
          <table:table-cell table:style-name="ce185" office:value-type="string">
            <text:p>Product bugID</text:p>
          </table:table-cell>
          <table:covered-table-cell table:style-name="ce188"/>
          <table:table-cell table:style-name="Default" table:number-columns-repeated="245"/>
          <table:table-cell table:number-columns-repeated="773"/>
        </table:table-row>
        <table:table-row table:style-name="ro11">
          <table:table-cell table:style-name="ce175" office:value-type="string">
            <text:p>CCP-113</text:p>
          </table:table-cell>
          <table:table-cell table:style-name="ce180" office:value-type="string">
            <text:p>DMS</text:p>
          </table:table-cell>
          <table:table-cell table:style-name="ce180" office:value-type="string">
            <text:p>DMS</text:p>
          </table:table-cell>
          <table:table-cell table:style-name="ce50" office:value-type="string">
            <text:p>Can not download an uploaded document in PCV portlet </text:p>
          </table:table-cell>
          <table:table-cell table:style-name="ce187" office:value-type="string">
            <text:p>ECM-4483</text:p>
          </table:table-cell>
          <table:table-cell table:style-name="ce189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193" office:value-type="string">
            <text:p>1.6.1</text:p>
          </table:table-cell>
          <table:table-cell table:style-name="ce195" table:number-columns-repeated="244"/>
          <table:table-cell table:style-name="ce197" table:number-columns-repeated="773"/>
        </table:table-row>
        <table:table-row table:style-name="ro3">
          <table:table-cell table:style-name="ce176" office:value-type="string">
            <text:p>CCP-311</text:p>
          </table:table-cell>
          <table:table-cell table:style-name="ce181" office:value-type="string">
            <text:p>DMS</text:p>
          </table:table-cell>
          <table:table-cell table:style-name="ce181" office:value-type="string">
            <text:p>Search</text:p>
          </table:table-cell>
          <table:table-cell table:style-name="ce176" office:value-type="string">
            <text:p>Add research for nodes in the simple search of File Explorer</text:p>
          </table:table-cell>
          <table:table-cell table:style-name="ce176" office:value-type="string">
            <text:p>ECM-5331</text:p>
          </table:table-cell>
          <table:table-cell table:style-name="ce190" table:formula="of:=SUMPRODUCT((['Bugs_v1.6.5'.B$7:'Bugs_v1.6.5'.B$867]=[.$A5])*(['Bugs_v1.6.5'.A$7:'Bugs_v1.6.5'.A$867]&lt;&gt;&quot;&quot;))" office:value-type="float" office:value="2">
            <text:p>2</text:p>
          </table:table-cell>
          <table:table-cell table:style-name="ce193" office:value-type="string">
            <text:p>1.6.5</text:p>
          </table:table-cell>
          <table:table-cell table:style-name="ce194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CCP-331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Taxonomy</text:p>
          </table:table-cell>
          <table:table-cell table:style-name="ce160" office:value-type="string">
            <text:p>Access denied when we try to delete a taxonomy tree</text:p>
          </table:table-cell>
          <table:table-cell table:style-name="ce160" office:value-type="string">
            <text:p>ECM-5409</text:p>
          </table:table-cell>
          <table:table-cell table:style-name="ce191" table:formula="of:=SUMPRODUCT((['Bugs_v1.6.5'.B$7:'Bugs_v1.6.5'.B$867]=[.$A6])*(['Bugs_v1.6.5'.A$7:'Bugs_v1.6.5'.A$867]&lt;&gt;&quot;&quot;))" office:value-type="float" office:value="1">
            <text:p>1</text:p>
          </table:table-cell>
          <table:table-cell table:style-name="ce194" table:number-columns-repeated="245"/>
          <table:table-cell table:number-columns-repeated="773"/>
        </table:table-row>
        <table:table-row table:style-name="ro30">
          <table:table-cell table:style-name="ce27" office:value-type="string">
            <text:p>CCP-393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<text:span text:style-name="T5">Secours Catholique : DMS tickets </text:span><text:span text:style-name="T5">backport</text:span></text:p>
            <text:p><text:span text:style-name="T6">The day of the month in the calendar pop-up </text:span><text:span text:style-name="T6">is not translated to French</text:span></text:p>
          </table:table-cell>
          <table:table-cell table:style-name="ce160" office:value-type="string">
            <text:p>ECM-5382</text:p>
          </table:table-cell>
          <table:table-cell table:style-name="ce191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number-columns-repeated="1018"/>
        </table:table-row>
        <table:table-row table:style-name="ro11">
          <table:table-cell table:style-name="ce177" office:value-type="string">
            <text:p>CCP-401</text:p>
          </table:table-cell>
          <table:table-cell table:style-name="ce183" office:value-type="string">
            <text:p>ECM</text:p>
          </table:table-cell>
          <table:table-cell table:style-name="ce183" office:value-type="string">
            <text:p>ECM</text:p>
          </table:table-cell>
          <table:table-cell table:style-name="ce177" office:value-type="string">
            <text:p>Problem when double clicking on node in the file explorer (with IE7)</text:p>
          </table:table-cell>
          <table:table-cell table:style-name="ce177" office:value-type="string">
            <text:p>ECM-5450</text:p>
          </table:table-cell>
          <table:table-cell table:style-name="ce192" table:formula="of:=SUMPRODUCT((['Bugs_v1.6.6'.B$7:'Bugs_v1.6.6'.B$960]=[.$A8])*(['Bugs_v1.6.6'.A$7:'Bugs_v1.6.6'.A$960]&lt;&gt;&quot;&quot;))" office:value-type="float" office:value="1">
            <text:p>1</text:p>
          </table:table-cell>
          <table:table-cell table:style-name="ce193" office:value-type="string">
            <text:p>1.6.6</text:p>
          </table:table-cell>
          <table:table-cell table:number-columns-repeated="1017"/>
        </table:table-row>
        <table:table-row table:style-name="ro7">
          <table:table-cell table:style-name="ce27" office:value-type="string">
            <text:p>REGDMS-00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Exception while viewing metadata</text:p>
          </table:table-cell>
          <table:table-cell table:style-name="ce27" office:value-type="string">
            <text:p>ECM-5457</text:p>
          </table:table-cell>
          <table:table-cell table:style-name="ce191" table:formula="of:=SUMPRODUCT((['Bugs_v1.6.6'.B$7:'Bugs_v1.6.6'.B$960]=[.$A9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2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Can not delete workspace after viewing</text:p>
          </table:table-cell>
          <table:table-cell table:style-name="ce27" office:value-type="string">
            <text:p>ECM-4238</text:p>
          </table:table-cell>
          <table:table-cell table:style-name="ce191" table:formula="of:=SUMPRODUCT((['Bugs_v1.6.6'.B$7:'Bugs_v1.6.6'.B$960]=[.$A10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Change permission of a document failed</text:p>
          </table:table-cell>
          <table:table-cell table:style-name="ce27" office:value-type="string">
            <text:p>ECM-5461</text:p>
          </table:table-cell>
          <table:table-cell table:style-name="ce191" table:formula="of:=SUMPRODUCT((['Bugs_v1.6.6'.B$7:'Bugs_v1.6.6'.B$960]=[.$A11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1">
          <table:table-cell table:style-name="ce27" office:value-type="string">
            <text:p>CCP-48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The read:any right is given for every new Workspace</text:p>
          </table:table-cell>
          <table:table-cell table:style-name="ce27" office:value-type="string">
            <text:p>ECM-5478</text:p>
          </table:table-cell>
          <table:table-cell table:style-name="ce191" table:formula="of:=SUMPRODUCT((['Bugs_v1.6.6'.B$7:'Bugs_v1.6.6'.B$960]=[.$A12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1">
          <table:table-cell table:style-name="ce27" office:value-type="string">
            <text:p>CCP-484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</table:table-cell>
          <table:table-cell table:style-name="ce191" table:formula="of:=SUMPRODUCT((['Bugs_v1.6.6'.B$7:'Bugs_v1.6.6'.B$960]=[.$A13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1">
          <table:table-cell table:style-name="ce27" office:value-type="string">
            <text:p>CCP-44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Update of a new document (file) does not change the publication status</text:p>
          </table:table-cell>
          <table:table-cell table:style-name="ce51" office:value-type="string">
            <text:p>ECM-5471</text:p>
          </table:table-cell>
          <table:table-cell table:style-name="ce191" table:formula="of:=SUMPRODUCT((['Bugs_v1.6.6'.B$7:'Bugs_v1.6.6'.B$960]=[.$A14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1">
          <table:table-cell table:style-name="ce27" office:value-type="string">
            <text:p>REGDMS-004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Vote &amp; Comment for Free webcontent layout document are not shown</text:p>
          </table:table-cell>
          <table:table-cell table:style-name="ce49" office:value-type="string">
            <text:p>ECM-5209</text:p>
            <text:p>WCM-2841</text:p>
          </table:table-cell>
          <table:table-cell table:style-name="ce191" table:formula="of:=SUMPRODUCT((['Bugs_v1.6.6'.B$7:'Bugs_v1.6.6'.B$960]=[.$A15])*(['Bugs_v1.6.6'.A$7:'Bugs_v1.6.6'.A$960]&lt;&gt;&quot;&quot;))" office:value-type="float" office:value="2">
            <text:p>2</text:p>
          </table:table-cell>
          <table:table-cell table:number-columns-repeated="1018"/>
        </table:table-row>
        <table:table-row table:style-name="ro11">
          <table:table-cell table:style-name="ce27" office:value-type="string">
            <text:p>REGDMS-005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8" office:value-type="string">
            <text:p>WF-89</text:p>
          </table:table-cell>
          <table:table-cell table:style-name="ce191" table:formula="of:=SUMPRODUCT((['Bugs_v1.6.6'.B$7:'Bugs_v1.6.6'.B$960]=[.$A16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77" office:value-type="string">
            <text:p>CCP-342</text:p>
          </table:table-cell>
          <table:table-cell table:style-name="ce177" office:value-type="string">
            <text:p>ECM</text:p>
          </table:table-cell>
          <table:table-cell table:style-name="ce177" office:value-type="string">
            <text:p>ECM</text:p>
          </table:table-cell>
          <table:table-cell table:style-name="ce177" office:value-type="string">
            <text:p>Check the name of document author</text:p>
          </table:table-cell>
          <table:table-cell table:style-name="ce177" office:value-type="string">
            <text:p>ECM-5440</text:p>
          </table:table-cell>
          <table:table-cell table:style-name="ce192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193" office:value-type="string">
            <text:p>1.6.7</text:p>
          </table:table-cell>
          <table:table-cell table:style-name="ce196" table:number-columns-repeated="244"/>
          <table:table-cell table:style-name="ce198" table:number-columns-repeated="773"/>
        </table:table-row>
        <table:table-row table:style-name="ro1">
          <table:table-cell table:style-name="ce27" office:value-type="string">
            <text:p>CCP-41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ECM-5491</text:p>
          </table:table-cell>
          <table:table-cell table:style-name="ce191" table:formula="of:=SUMPRODUCT((['Bugs_v1.6.7'.B$7:'Bugs_v1.6.7'.B$959]=[.$A18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2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</table:table-cell>
          <table:table-cell table:style-name="ce191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08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</table:table-cell>
          <table:table-cell table:style-name="ce191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32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</table:table-cell>
          <table:table-cell table:style-name="ce191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2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Problems after importing documents with version history</text:p>
          </table:table-cell>
          <table:table-cell table:style-name="ce27" office:value-type="string">
            <text:p>ECM-5489</text:p>
          </table:table-cell>
          <table:table-cell table:style-name="ce191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1">
          <table:table-cell table:style-name="ce27" office:value-type="string">
            <text:p>CCP-51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Edit french message of path-not-found</text:p>
          </table:table-cell>
          <table:table-cell table:style-name="ce27" office:value-type="string">
            <text:p>ECM-5486</text:p>
          </table:table-cell>
          <table:table-cell table:style-name="ce191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61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ontent browser refresh after adding or deleting a folder</text:p>
          </table:table-cell>
          <table:table-cell table:style-name="ce27" office:value-type="string">
            <text:p>ECM-5486</text:p>
          </table:table-cell>
          <table:table-cell table:style-name="ce191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2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ListView generate a ConcurrentAccessModificationException</text:p>
          </table:table-cell>
          <table:table-cell table:style-name="ce27" office:value-type="string">
            <text:p>ECM-5475</text:p>
          </table:table-cell>
          <table:table-cell table:style-name="ce191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5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Bad behavior of page iterator in JCR explorer</text:p>
          </table:table-cell>
          <table:table-cell table:style-name="ce27" office:value-type="string">
            <text:p>ECM-5502</text:p>
          </table:table-cell>
          <table:table-cell table:style-name="ce191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23">
          <table:table-cell table:style-name="ce27" office:value-type="string">
            <text:p>CCP-55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191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">
          <table:table-cell table:style-name="ce27" office:value-type="string">
            <text:p>CCP-546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Modify the length value of tag name</text:p>
          </table:table-cell>
          <table:table-cell table:style-name="ce27" office:value-type="string">
            <text:p>ECM-5517</text:p>
          </table:table-cell>
          <table:table-cell table:style-name="ce191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31">
          <table:table-cell table:style-name="ce178" office:value-type="string" table:number-columns-spanned="5" table:number-rows-spanned="1">
            <text:p>Total</text:p>
          </table:table-cell>
          <table:covered-table-cell table:style-name="ce184"/>
          <table:covered-table-cell table:style-name="ce184"/>
          <table:covered-table-cell table:style-name="ce184"/>
          <table:covered-table-cell table:style-name="ce182"/>
          <table:table-cell table:style-name="ce178" table:formula="of:=SUM([.F5:.F23])" office:value-type="float" office:value="24">
            <text:p>24</text:p>
          </table:table-cell>
          <table:table-cell table:number-columns-repeated="1018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12/06/2010</text:date>, <text:time>10:5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Arthur Peltier</dc:creator>
    <dc:date>2010-12-06T10:59:51.78</dc:date>
    <meta:print-date>2008-06-17T00:45:47</meta:print-date>
    <dc:language>en-US</dc:language>
    <meta:editing-cycles>872</meta:editing-cycles>
    <meta:editing-duration>PT360H41M09S</meta:editing-duration>
    <meta:document-statistic meta:table-count="7" meta:cell-count="1655" meta:object-count="1"/>
    <meta:user-defined meta:name="Info 1"/>
    <meta:user-defined meta:name="Info 2"/>
    <meta:user-defined meta:name="Info 3"/>
    <meta:user-defined meta:name="Info 4"/>
  </office:meta>
</office:document-meta>
</file>